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6.0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65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5.752cm"/>
    </style:style>
    <style:style style:name="co7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1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Default">
      <style:table-cell-properties fo:border="0.99pt solid #000000"/>
    </style:style>
    <style:style style:name="ce2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>
      <style:table-cell-properties fo:border-bottom="none" fo:border-left="0.99pt solid #000000" fo:border-right="none" fo:border-top="none"/>
    </style:style>
    <style:style style:name="ce2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3" style:family="table-cell" style:parent-style-name="Pivot_20_Table_20_Value">
      <style:table-cell-properties fo:border-bottom="none" fo:border-left="none" fo:border-right="0.99pt solid #000000" fo:border-top="none"/>
    </style:style>
    <style:style style:name="ce3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5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8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_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operation type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string" calcext:value-type="string">
            <text:p>UKRAYINOCHKA</text:p>
          </table:table-cell>
          <table:table-cell office:value-type="float" office:value="-3770" calcext:value-type="float">
            <text:p>-3770</text:p>
          </table:table-cell>
          <table:table-cell table:formula="of:=IF([.C2]&lt;0;&quot;K&quot;;&quot;D&quot;)" office:value-type="string" office:string-value="K" calcext:value-type="string">
            <text:p>K</text:p>
          </table:table-cell>
          <table:table-cell table:formula="of:=MONTH([.A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string" calcext:value-type="string">
            <text:p>MAGAZINUKRAINOCHKA1</text:p>
          </table:table-cell>
          <table:table-cell office:value-type="float" office:value="-4740" calcext:value-type="float">
            <text:p>-4740</text:p>
          </table:table-cell>
          <table:table-cell table:formula="of:=IF([.C3]&lt;0;&quot;K&quot;;&quot;D&quot;)" office:value-type="string" office:string-value="K" calcext:value-type="string">
            <text:p>K</text:p>
          </table:table-cell>
          <table:table-cell table:formula="of:=MONTH([.A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string" calcext:value-type="string">
            <text:p>Гранд</text:p>
          </table:table-cell>
          <table:table-cell office:value-type="float" office:value="-8900" calcext:value-type="float">
            <text:p>-8900</text:p>
          </table:table-cell>
          <table:table-cell table:formula="of:=IF([.C4]&lt;0;&quot;K&quot;;&quot;D&quot;)" office:value-type="string" office:string-value="K" calcext:value-type="string">
            <text:p>K</text:p>
          </table:table-cell>
          <table:table-cell table:formula="of:=MONTH([.A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string" calcext:value-type="string">
            <text:p>Grand Pizza And Cake</text:p>
          </table:table-cell>
          <table:table-cell office:value-type="float" office:value="-20142" calcext:value-type="float">
            <text:p>-20142</text:p>
          </table:table-cell>
          <table:table-cell table:formula="of:=IF([.C5]&lt;0;&quot;K&quot;;&quot;D&quot;)" office:value-type="string" office:string-value="K" calcext:value-type="string">
            <text:p>K</text:p>
          </table:table-cell>
          <table:table-cell table:formula="of:=MONTH([.A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12600" calcext:value-type="float">
            <text:p>-12600</text:p>
          </table:table-cell>
          <table:table-cell table:formula="of:=IF([.C6]&lt;0;&quot;K&quot;;&quot;D&quot;)" office:value-type="string" office:string-value="K" calcext:value-type="string">
            <text:p>K</text:p>
          </table:table-cell>
          <table:table-cell table:formula="of:=MONTH([.A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1850" calcext:value-type="float">
            <text:p>-1850</text:p>
          </table:table-cell>
          <table:table-cell table:formula="of:=IF([.C7]&lt;0;&quot;K&quot;;&quot;D&quot;)" office:value-type="string" office:string-value="K" calcext:value-type="string">
            <text:p>K</text:p>
          </table:table-cell>
          <table:table-cell table:formula="of:=MONTH([.A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5300" calcext:value-type="float">
            <text:p>-5300</text:p>
          </table:table-cell>
          <table:table-cell table:formula="of:=IF([.C8]&lt;0;&quot;K&quot;;&quot;D&quot;)" office:value-type="string" office:string-value="K" calcext:value-type="string">
            <text:p>K</text:p>
          </table:table-cell>
          <table:table-cell table:formula="of:=MONTH([.A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Aptechniy01</text:p>
          </table:table-cell>
          <table:table-cell office:value-type="float" office:value="-3300" calcext:value-type="float">
            <text:p>-3300</text:p>
          </table:table-cell>
          <table:table-cell table:formula="of:=IF([.C9]&lt;0;&quot;K&quot;;&quot;D&quot;)" office:value-type="string" office:string-value="K" calcext:value-type="string">
            <text:p>K</text:p>
          </table:table-cell>
          <table:table-cell table:formula="of:=MONTH([.A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Grand Pizza And Cake</text:p>
          </table:table-cell>
          <table:table-cell office:value-type="float" office:value="-7590" calcext:value-type="float">
            <text:p>-7590</text:p>
          </table:table-cell>
          <table:table-cell table:formula="of:=IF([.C10]&lt;0;&quot;K&quot;;&quot;D&quot;)" office:value-type="string" office:string-value="K" calcext:value-type="string">
            <text:p>K</text:p>
          </table:table-cell>
          <table:table-cell table:formula="of:=MONTH([.A1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Ukrainskitovari</text:p>
          </table:table-cell>
          <table:table-cell office:value-type="float" office:value="-1550" calcext:value-type="float">
            <text:p>-1550</text:p>
          </table:table-cell>
          <table:table-cell table:formula="of:=IF([.C11]&lt;0;&quot;K&quot;;&quot;D&quot;)" office:value-type="string" office:string-value="K" calcext:value-type="string">
            <text:p>K</text:p>
          </table:table-cell>
          <table:table-cell table:formula="of:=MONTH([.A1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2825" calcext:value-type="float">
            <text:p>-2825</text:p>
          </table:table-cell>
          <table:table-cell table:formula="of:=IF([.C12]&lt;0;&quot;K&quot;;&quot;D&quot;)" office:value-type="string" office:string-value="K" calcext:value-type="string">
            <text:p>K</text:p>
          </table:table-cell>
          <table:table-cell table:formula="of:=MONTH([.A1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MagazinUkrainskitovari</text:p>
          </table:table-cell>
          <table:table-cell office:value-type="float" office:value="-1325" calcext:value-type="float">
            <text:p>-1325</text:p>
          </table:table-cell>
          <table:table-cell table:formula="of:=IF([.C13]&lt;0;&quot;K&quot;;&quot;D&quot;)" office:value-type="string" office:string-value="K" calcext:value-type="string">
            <text:p>K</text:p>
          </table:table-cell>
          <table:table-cell table:formula="of:=MONTH([.A1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3940" calcext:value-type="float">
            <text:p>-3940</text:p>
          </table:table-cell>
          <table:table-cell table:formula="of:=IF([.C14]&lt;0;&quot;K&quot;;&quot;D&quot;)" office:value-type="string" office:string-value="K" calcext:value-type="string">
            <text:p>K</text:p>
          </table:table-cell>
          <table:table-cell table:formula="of:=MONTH([.A1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10300" calcext:value-type="float">
            <text:p>-10300</text:p>
          </table:table-cell>
          <table:table-cell table:formula="of:=IF([.C15]&lt;0;&quot;K&quot;;&quot;D&quot;)" office:value-type="string" office:string-value="K" calcext:value-type="string">
            <text:p>K</text:p>
          </table:table-cell>
          <table:table-cell table:formula="of:=MONTH([.A1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Лінда-Фарм</text:p>
          </table:table-cell>
          <table:table-cell office:value-type="float" office:value="-42020" calcext:value-type="float">
            <text:p>-42020</text:p>
          </table:table-cell>
          <table:table-cell table:formula="of:=IF([.C16]&lt;0;&quot;K&quot;;&quot;D&quot;)" office:value-type="string" office:string-value="K" calcext:value-type="string">
            <text:p>K</text:p>
          </table:table-cell>
          <table:table-cell table:formula="of:=MONTH([.A1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Apteka12PHARMAVIN</text:p>
          </table:table-cell>
          <table:table-cell office:value-type="float" office:value="-8100" calcext:value-type="float">
            <text:p>-8100</text:p>
          </table:table-cell>
          <table:table-cell table:formula="of:=IF([.C17]&lt;0;&quot;K&quot;;&quot;D&quot;)" office:value-type="string" office:string-value="K" calcext:value-type="string">
            <text:p>K</text:p>
          </table:table-cell>
          <table:table-cell table:formula="of:=MONTH([.A1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Епіцентр</text:p>
          </table:table-cell>
          <table:table-cell office:value-type="float" office:value="-3648" calcext:value-type="float">
            <text:p>-3648</text:p>
          </table:table-cell>
          <table:table-cell table:formula="of:=IF([.C18]&lt;0;&quot;K&quot;;&quot;D&quot;)" office:value-type="string" office:string-value="K" calcext:value-type="string">
            <text:p>K</text:p>
          </table:table-cell>
          <table:table-cell table:formula="of:=MONTH([.A1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Grand Pizza And Cake</text:p>
          </table:table-cell>
          <table:table-cell office:value-type="float" office:value="-12996" calcext:value-type="float">
            <text:p>-12996</text:p>
          </table:table-cell>
          <table:table-cell table:formula="of:=IF([.C19]&lt;0;&quot;K&quot;;&quot;D&quot;)" office:value-type="string" office:string-value="K" calcext:value-type="string">
            <text:p>K</text:p>
          </table:table-cell>
          <table:table-cell table:formula="of:=MONTH([.A1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4" calcext:value-type="date">
            <text:p>04.04.20</text:p>
          </table:table-cell>
          <table:table-cell office:value-type="string" calcext:value-type="string">
            <text:p>Епіцентр</text:p>
          </table:table-cell>
          <table:table-cell office:value-type="float" office:value="-44429" calcext:value-type="float">
            <text:p>-44429</text:p>
          </table:table-cell>
          <table:table-cell table:formula="of:=IF([.C20]&lt;0;&quot;K&quot;;&quot;D&quot;)" office:value-type="string" office:string-value="K" calcext:value-type="string">
            <text:p>K</text:p>
          </table:table-cell>
          <table:table-cell table:formula="of:=MONTH([.A2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4" calcext:value-type="date">
            <text:p>04.04.20</text:p>
          </table:table-cell>
          <table:table-cell office:value-type="string" calcext:value-type="string">
            <text:p>Гранд</text:p>
          </table:table-cell>
          <table:table-cell office:value-type="float" office:value="-8900" calcext:value-type="float">
            <text:p>-8900</text:p>
          </table:table-cell>
          <table:table-cell table:formula="of:=IF([.C21]&lt;0;&quot;K&quot;;&quot;D&quot;)" office:value-type="string" office:string-value="K" calcext:value-type="string">
            <text:p>K</text:p>
          </table:table-cell>
          <table:table-cell table:formula="of:=MONTH([.A2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4" calcext:value-type="date">
            <text:p>04.04.20</text:p>
          </table:table-cell>
          <table:table-cell office:value-type="string" calcext:value-type="string">
            <text:p>Grand Pizza And Cake</text:p>
          </table:table-cell>
          <table:table-cell office:value-type="float" office:value="-23021" calcext:value-type="float">
            <text:p>-23021</text:p>
          </table:table-cell>
          <table:table-cell table:formula="of:=IF([.C22]&lt;0;&quot;K&quot;;&quot;D&quot;)" office:value-type="string" office:string-value="K" calcext:value-type="string">
            <text:p>K</text:p>
          </table:table-cell>
          <table:table-cell table:formula="of:=MONTH([.A2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string" calcext:value-type="string">
            <text:p>АТБ</text:p>
          </table:table-cell>
          <table:table-cell office:value-type="float" office:value="-7370" calcext:value-type="float">
            <text:p>-7370</text:p>
          </table:table-cell>
          <table:table-cell table:formula="of:=IF([.C23]&lt;0;&quot;K&quot;;&quot;D&quot;)" office:value-type="string" office:string-value="K" calcext:value-type="string">
            <text:p>K</text:p>
          </table:table-cell>
          <table:table-cell table:formula="of:=MONTH([.A2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ГРОШ</text:p>
          </table:table-cell>
          <table:table-cell office:value-type="float" office:value="-18752" calcext:value-type="float">
            <text:p>-18752</text:p>
          </table:table-cell>
          <table:table-cell table:formula="of:=IF([.C24]&lt;0;&quot;K&quot;;&quot;D&quot;)" office:value-type="string" office:string-value="K" calcext:value-type="string">
            <text:p>K</text:p>
          </table:table-cell>
          <table:table-cell table:formula="of:=MONTH([.A2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Apteka12PHARMAVIN</text:p>
          </table:table-cell>
          <table:table-cell office:value-type="float" office:value="-23024" calcext:value-type="float">
            <text:p>-23024</text:p>
          </table:table-cell>
          <table:table-cell table:formula="of:=IF([.C25]&lt;0;&quot;K&quot;;&quot;D&quot;)" office:value-type="string" office:string-value="K" calcext:value-type="string">
            <text:p>K</text:p>
          </table:table-cell>
          <table:table-cell table:formula="of:=MONTH([.A2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Apteka12PHARMAVIN</text:p>
          </table:table-cell>
          <table:table-cell office:value-type="float" office:value="-7803" calcext:value-type="float">
            <text:p>-7803</text:p>
          </table:table-cell>
          <table:table-cell table:formula="of:=IF([.C26]&lt;0;&quot;K&quot;;&quot;D&quot;)" office:value-type="string" office:string-value="K" calcext:value-type="string">
            <text:p>K</text:p>
          </table:table-cell>
          <table:table-cell table:formula="of:=MONTH([.A2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6800" calcext:value-type="float">
            <text:p>-6800</text:p>
          </table:table-cell>
          <table:table-cell table:formula="of:=IF([.C27]&lt;0;&quot;K&quot;;&quot;D&quot;)" office:value-type="string" office:string-value="K" calcext:value-type="string">
            <text:p>K</text:p>
          </table:table-cell>
          <table:table-cell table:formula="of:=MONTH([.A2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350" calcext:value-type="float">
            <text:p>-350</text:p>
          </table:table-cell>
          <table:table-cell table:formula="of:=IF([.C28]&lt;0;&quot;K&quot;;&quot;D&quot;)" office:value-type="string" office:string-value="K" calcext:value-type="string">
            <text:p>K</text:p>
          </table:table-cell>
          <table:table-cell table:formula="of:=MONTH([.A2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WOG</text:p>
          </table:table-cell>
          <table:table-cell office:value-type="float" office:value="-96215" calcext:value-type="float">
            <text:p>-96215</text:p>
          </table:table-cell>
          <table:table-cell table:formula="of:=IF([.C29]&lt;0;&quot;K&quot;;&quot;D&quot;)" office:value-type="string" office:string-value="K" calcext:value-type="string">
            <text:p>K</text:p>
          </table:table-cell>
          <table:table-cell table:formula="of:=MONTH([.A2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Гранд</text:p>
          </table:table-cell>
          <table:table-cell office:value-type="float" office:value="-8900" calcext:value-type="float">
            <text:p>-8900</text:p>
          </table:table-cell>
          <table:table-cell table:formula="of:=IF([.C30]&lt;0;&quot;K&quot;;&quot;D&quot;)" office:value-type="string" office:string-value="K" calcext:value-type="string">
            <text:p>K</text:p>
          </table:table-cell>
          <table:table-cell table:formula="of:=MONTH([.A3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Grand Pizza And Cake</text:p>
          </table:table-cell>
          <table:table-cell office:value-type="float" office:value="-21082" calcext:value-type="float">
            <text:p>-21082</text:p>
          </table:table-cell>
          <table:table-cell table:formula="of:=IF([.C31]&lt;0;&quot;K&quot;;&quot;D&quot;)" office:value-type="string" office:string-value="K" calcext:value-type="string">
            <text:p>K</text:p>
          </table:table-cell>
          <table:table-cell table:formula="of:=MONTH([.A3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string" calcext:value-type="string">
            <text:p>Сільпо</text:p>
          </table:table-cell>
          <table:table-cell office:value-type="float" office:value="-7494" calcext:value-type="float">
            <text:p>-7494</text:p>
          </table:table-cell>
          <table:table-cell table:formula="of:=IF([.C32]&lt;0;&quot;K&quot;;&quot;D&quot;)" office:value-type="string" office:string-value="K" calcext:value-type="string">
            <text:p>K</text:p>
          </table:table-cell>
          <table:table-cell table:formula="of:=MONTH([.A3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string" calcext:value-type="string">
            <text:p>АТБ</text:p>
          </table:table-cell>
          <table:table-cell office:value-type="float" office:value="-9140" calcext:value-type="float">
            <text:p>-9140</text:p>
          </table:table-cell>
          <table:table-cell table:formula="of:=IF([.C33]&lt;0;&quot;K&quot;;&quot;D&quot;)" office:value-type="string" office:string-value="K" calcext:value-type="string">
            <text:p>K</text:p>
          </table:table-cell>
          <table:table-cell table:formula="of:=MONTH([.A3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string" calcext:value-type="string">
            <text:p>Лінда-Фарм</text:p>
          </table:table-cell>
          <table:table-cell office:value-type="float" office:value="-23052" calcext:value-type="float">
            <text:p>-23052</text:p>
          </table:table-cell>
          <table:table-cell table:formula="of:=IF([.C34]&lt;0;&quot;K&quot;;&quot;D&quot;)" office:value-type="string" office:string-value="K" calcext:value-type="string">
            <text:p>K</text:p>
          </table:table-cell>
          <table:table-cell table:formula="of:=MONTH([.A3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string" calcext:value-type="string">
            <text:p>Сільпо</text:p>
          </table:table-cell>
          <table:table-cell office:value-type="float" office:value="-13100" calcext:value-type="float">
            <text:p>-13100</text:p>
          </table:table-cell>
          <table:table-cell table:formula="of:=IF([.C35]&lt;0;&quot;K&quot;;&quot;D&quot;)" office:value-type="string" office:string-value="K" calcext:value-type="string">
            <text:p>K</text:p>
          </table:table-cell>
          <table:table-cell table:formula="of:=MONTH([.A3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string" calcext:value-type="string">
            <text:p>Сільпо</text:p>
          </table:table-cell>
          <table:table-cell office:value-type="float" office:value="-18348" calcext:value-type="float">
            <text:p>-18348</text:p>
          </table:table-cell>
          <table:table-cell table:formula="of:=IF([.C36]&lt;0;&quot;K&quot;;&quot;D&quot;)" office:value-type="string" office:string-value="K" calcext:value-type="string">
            <text:p>K</text:p>
          </table:table-cell>
          <table:table-cell table:formula="of:=MONTH([.A3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string" calcext:value-type="string">
            <text:p>Сільпо</text:p>
          </table:table-cell>
          <table:table-cell office:value-type="float" office:value="-21627" calcext:value-type="float">
            <text:p>-21627</text:p>
          </table:table-cell>
          <table:table-cell table:formula="of:=IF([.C37]&lt;0;&quot;K&quot;;&quot;D&quot;)" office:value-type="string" office:string-value="K" calcext:value-type="string">
            <text:p>K</text:p>
          </table:table-cell>
          <table:table-cell table:formula="of:=MONTH([.A3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string" calcext:value-type="string">
            <text:p>WOG</text:p>
          </table:table-cell>
          <table:table-cell office:value-type="float" office:value="-74325" calcext:value-type="float">
            <text:p>-74325</text:p>
          </table:table-cell>
          <table:table-cell table:formula="of:=IF([.C38]&lt;0;&quot;K&quot;;&quot;D&quot;)" office:value-type="string" office:string-value="K" calcext:value-type="string">
            <text:p>K</text:p>
          </table:table-cell>
          <table:table-cell table:formula="of:=MONTH([.A38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12" calcext:value-type="date">
            <text:p>12.04.20</text:p>
          </table:table-cell>
          <table:table-cell office:value-type="string" calcext:value-type="string">
            <text:p>Vodafone</text:p>
            <text:p>+380667790936</text:p>
          </table:table-cell>
          <table:table-cell office:value-type="float" office:value="-9000" calcext:value-type="float">
            <text:p>-9000</text:p>
          </table:table-cell>
          <table:table-cell table:formula="of:=IF([.C39]&lt;0;&quot;K&quot;;&quot;D&quot;)" office:value-type="string" office:string-value="K" calcext:value-type="string">
            <text:p>K</text:p>
          </table:table-cell>
          <table:table-cell table:formula="of:=MONTH([.A39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12" calcext:value-type="date">
            <text:p>12.04.20</text:p>
          </table:table-cell>
          <table:table-cell office:value-type="string" calcext:value-type="string">
            <text:p>Киевстар</text:p>
            <text:p>+380966265305</text:p>
          </table:table-cell>
          <table:table-cell office:value-type="float" office:value="-8000" calcext:value-type="float">
            <text:p>-8000</text:p>
          </table:table-cell>
          <table:table-cell table:formula="of:=IF([.C40]&lt;0;&quot;K&quot;;&quot;D&quot;)" office:value-type="string" office:string-value="K" calcext:value-type="string">
            <text:p>K</text:p>
          </table:table-cell>
          <table:table-cell table:formula="of:=MONTH([.A4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2" calcext:value-type="date">
            <text:p>12.04.20</text:p>
          </table:table-cell>
          <table:table-cell office:value-type="string" calcext:value-type="string">
            <text:p>Гранд</text:p>
          </table:table-cell>
          <table:table-cell office:value-type="float" office:value="-8900" calcext:value-type="float">
            <text:p>-8900</text:p>
          </table:table-cell>
          <table:table-cell table:formula="of:=IF([.C41]&lt;0;&quot;K&quot;;&quot;D&quot;)" office:value-type="string" office:string-value="K" calcext:value-type="string">
            <text:p>K</text:p>
          </table:table-cell>
          <table:table-cell table:formula="of:=MONTH([.A4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2" calcext:value-type="date">
            <text:p>12.04.20</text:p>
          </table:table-cell>
          <table:table-cell office:value-type="string" calcext:value-type="string">
            <text:p>Grand Pizza And Cake</text:p>
          </table:table-cell>
          <table:table-cell office:value-type="float" office:value="-39735" calcext:value-type="float">
            <text:p>-39735</text:p>
          </table:table-cell>
          <table:table-cell table:formula="of:=IF([.C42]&lt;0;&quot;K&quot;;&quot;D&quot;)" office:value-type="string" office:string-value="K" calcext:value-type="string">
            <text:p>K</text:p>
          </table:table-cell>
          <table:table-cell table:formula="of:=MONTH([.A4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string" calcext:value-type="string">
            <text:p>Сільпо</text:p>
          </table:table-cell>
          <table:table-cell office:value-type="float" office:value="-10492" calcext:value-type="float">
            <text:p>-10492</text:p>
          </table:table-cell>
          <table:table-cell table:formula="of:=IF([.C43]&lt;0;&quot;K&quot;;&quot;D&quot;)" office:value-type="string" office:string-value="K" calcext:value-type="string">
            <text:p>K</text:p>
          </table:table-cell>
          <table:table-cell table:formula="of:=MONTH([.A4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4" calcext:value-type="date">
            <text:p>14.04.20</text:p>
          </table:table-cell>
          <table:table-cell office:value-type="string" calcext:value-type="string">
            <text:p>Сільпо</text:p>
          </table:table-cell>
          <table:table-cell office:value-type="float" office:value="-9633" calcext:value-type="float">
            <text:p>-9633</text:p>
          </table:table-cell>
          <table:table-cell table:formula="of:=IF([.C44]&lt;0;&quot;K&quot;;&quot;D&quot;)" office:value-type="string" office:string-value="K" calcext:value-type="string">
            <text:p>K</text:p>
          </table:table-cell>
          <table:table-cell table:formula="of:=MONTH([.A4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4" calcext:value-type="date">
            <text:p>14.04.20</text:p>
          </table:table-cell>
          <table:table-cell office:value-type="string" calcext:value-type="string">
            <text:p>Grand Pizza And Cake</text:p>
          </table:table-cell>
          <table:table-cell office:value-type="float" office:value="-18015" calcext:value-type="float">
            <text:p>-18015</text:p>
          </table:table-cell>
          <table:table-cell table:formula="of:=IF([.C45]&lt;0;&quot;K&quot;;&quot;D&quot;)" office:value-type="string" office:string-value="K" calcext:value-type="string">
            <text:p>K</text:p>
          </table:table-cell>
          <table:table-cell table:formula="of:=MONTH([.A4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string" calcext:value-type="string">
            <text:p>APTEKA 2</text:p>
          </table:table-cell>
          <table:table-cell office:value-type="float" office:value="-8360" calcext:value-type="float">
            <text:p>-8360</text:p>
          </table:table-cell>
          <table:table-cell table:formula="of:=IF([.C46]&lt;0;&quot;K&quot;;&quot;D&quot;)" office:value-type="string" office:string-value="K" calcext:value-type="string">
            <text:p>K</text:p>
          </table:table-cell>
          <table:table-cell table:formula="of:=MONTH([.A4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string" calcext:value-type="string">
            <text:p>ГРОШ</text:p>
          </table:table-cell>
          <table:table-cell office:value-type="float" office:value="-10607" calcext:value-type="float">
            <text:p>-10607</text:p>
          </table:table-cell>
          <table:table-cell table:formula="of:=IF([.C47]&lt;0;&quot;K&quot;;&quot;D&quot;)" office:value-type="string" office:string-value="K" calcext:value-type="string">
            <text:p>K</text:p>
          </table:table-cell>
          <table:table-cell table:formula="of:=MONTH([.A4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string" calcext:value-type="string">
            <text:p>516874****7562</text:p>
          </table:table-cell>
          <table:table-cell office:value-type="float" office:value="-20905" calcext:value-type="float">
            <text:p>-20905</text:p>
          </table:table-cell>
          <table:table-cell table:formula="of:=IF([.C48]&lt;0;&quot;K&quot;;&quot;D&quot;)" office:value-type="string" office:string-value="K" calcext:value-type="string">
            <text:p>K</text:p>
          </table:table-cell>
          <table:table-cell table:formula="of:=MONTH([.A4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string" calcext:value-type="string">
            <text:p>Сільпо</text:p>
          </table:table-cell>
          <table:table-cell office:value-type="float" office:value="-3585" calcext:value-type="float">
            <text:p>-3585</text:p>
          </table:table-cell>
          <table:table-cell table:formula="of:=IF([.C49]&lt;0;&quot;K&quot;;&quot;D&quot;)" office:value-type="string" office:string-value="K" calcext:value-type="string">
            <text:p>K</text:p>
          </table:table-cell>
          <table:table-cell table:formula="of:=MONTH([.A4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string" calcext:value-type="string">
            <text:p>Apteka51PHarmavin</text:p>
          </table:table-cell>
          <table:table-cell office:value-type="float" office:value="-3000" calcext:value-type="float">
            <text:p>-3000</text:p>
          </table:table-cell>
          <table:table-cell table:formula="of:=IF([.C50]&lt;0;&quot;K&quot;;&quot;D&quot;)" office:value-type="string" office:string-value="K" calcext:value-type="string">
            <text:p>K</text:p>
          </table:table-cell>
          <table:table-cell table:formula="of:=MONTH([.A5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string" calcext:value-type="string">
            <text:p>АТБ</text:p>
          </table:table-cell>
          <table:table-cell office:value-type="float" office:value="-13700" calcext:value-type="float">
            <text:p>-13700</text:p>
          </table:table-cell>
          <table:table-cell table:formula="of:=IF([.C51]&lt;0;&quot;K&quot;;&quot;D&quot;)" office:value-type="string" office:string-value="K" calcext:value-type="string">
            <text:p>K</text:p>
          </table:table-cell>
          <table:table-cell table:formula="of:=MONTH([.A5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string" calcext:value-type="string">
            <text:p>АТБ</text:p>
          </table:table-cell>
          <table:table-cell office:value-type="float" office:value="-2790" calcext:value-type="float">
            <text:p>-2790</text:p>
          </table:table-cell>
          <table:table-cell table:formula="of:=IF([.C52]&lt;0;&quot;K&quot;;&quot;D&quot;)" office:value-type="string" office:string-value="K" calcext:value-type="string">
            <text:p>K</text:p>
          </table:table-cell>
          <table:table-cell table:formula="of:=MONTH([.A5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string" calcext:value-type="string">
            <text:p>Сільпо</text:p>
          </table:table-cell>
          <table:table-cell office:value-type="float" office:value="-6694" calcext:value-type="float">
            <text:p>-6694</text:p>
          </table:table-cell>
          <table:table-cell table:formula="of:=IF([.C53]&lt;0;&quot;K&quot;;&quot;D&quot;)" office:value-type="string" office:string-value="K" calcext:value-type="string">
            <text:p>K</text:p>
          </table:table-cell>
          <table:table-cell table:formula="of:=MONTH([.A5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string" calcext:value-type="string">
            <text:p>WWW.PAY.VN.UA</text:p>
          </table:table-cell>
          <table:table-cell office:value-type="float" office:value="-107652" calcext:value-type="float">
            <text:p>-107652</text:p>
          </table:table-cell>
          <table:table-cell table:formula="of:=IF([.C54]&lt;0;&quot;K&quot;;&quot;D&quot;)" office:value-type="string" office:string-value="K" calcext:value-type="string">
            <text:p>K</text:p>
          </table:table-cell>
          <table:table-cell table:formula="of:=MONTH([.A5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EasyPay</text:p>
          </table:table-cell>
          <table:table-cell office:value-type="float" office:value="-128790" calcext:value-type="float">
            <text:p>-128790</text:p>
          </table:table-cell>
          <table:table-cell table:formula="of:=IF([.C55]&lt;0;&quot;K&quot;;&quot;D&quot;)" office:value-type="string" office:string-value="K" calcext:value-type="string">
            <text:p>K</text:p>
          </table:table-cell>
          <table:table-cell table:formula="of:=MONTH([.A5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EVEREST24.COM.UA</text:p>
          </table:table-cell>
          <table:table-cell office:value-type="float" office:value="-19500" calcext:value-type="float">
            <text:p>-19500</text:p>
          </table:table-cell>
          <table:table-cell table:formula="of:=IF([.C56]&lt;0;&quot;K&quot;;&quot;D&quot;)" office:value-type="string" office:string-value="K" calcext:value-type="string">
            <text:p>K</text:p>
          </table:table-cell>
          <table:table-cell table:formula="of:=MONTH([.A5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LIQPAY*Qnet</text:p>
          </table:table-cell>
          <table:table-cell office:value-type="float" office:value="-15425" calcext:value-type="float">
            <text:p>-15425</text:p>
          </table:table-cell>
          <table:table-cell table:formula="of:=IF([.C57]&lt;0;&quot;K&quot;;&quot;D&quot;)" office:value-type="string" office:string-value="K" calcext:value-type="string">
            <text:p>K</text:p>
          </table:table-cell>
          <table:table-cell table:formula="of:=MONTH([.A5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ГРОШ</text:p>
          </table:table-cell>
          <table:table-cell office:value-type="float" office:value="-63950" calcext:value-type="float">
            <text:p>-63950</text:p>
          </table:table-cell>
          <table:table-cell table:formula="of:=IF([.C58]&lt;0;&quot;K&quot;;&quot;D&quot;)" office:value-type="string" office:string-value="K" calcext:value-type="string">
            <text:p>K</text:p>
          </table:table-cell>
          <table:table-cell table:formula="of:=MONTH([.A5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Сільпо</text:p>
          </table:table-cell>
          <table:table-cell office:value-type="float" office:value="-9350" calcext:value-type="float">
            <text:p>-9350</text:p>
          </table:table-cell>
          <table:table-cell table:formula="of:=IF([.C59]&lt;0;&quot;K&quot;;&quot;D&quot;)" office:value-type="string" office:string-value="K" calcext:value-type="string">
            <text:p>K</text:p>
          </table:table-cell>
          <table:table-cell table:formula="of:=MONTH([.A5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АТБ</text:p>
          </table:table-cell>
          <table:table-cell office:value-type="float" office:value="-23560" calcext:value-type="float">
            <text:p>-23560</text:p>
          </table:table-cell>
          <table:table-cell table:formula="of:=IF([.C60]&lt;0;&quot;K&quot;;&quot;D&quot;)" office:value-type="string" office:string-value="K" calcext:value-type="string">
            <text:p>K</text:p>
          </table:table-cell>
          <table:table-cell table:formula="of:=MONTH([.A6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string" calcext:value-type="string">
            <text:p>Аптека «Бажаємо здоров’я»</text:p>
          </table:table-cell>
          <table:table-cell office:value-type="float" office:value="-9450" calcext:value-type="float">
            <text:p>-9450</text:p>
          </table:table-cell>
          <table:table-cell table:formula="of:=IF([.C61]&lt;0;&quot;K&quot;;&quot;D&quot;)" office:value-type="string" office:string-value="K" calcext:value-type="string">
            <text:p>K</text:p>
          </table:table-cell>
          <table:table-cell table:formula="of:=MONTH([.A6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string" calcext:value-type="string">
            <text:p>Сільпо</text:p>
          </table:table-cell>
          <table:table-cell office:value-type="float" office:value="-11284" calcext:value-type="float">
            <text:p>-11284</text:p>
          </table:table-cell>
          <table:table-cell table:formula="of:=IF([.C62]&lt;0;&quot;K&quot;;&quot;D&quot;)" office:value-type="string" office:string-value="K" calcext:value-type="string">
            <text:p>K</text:p>
          </table:table-cell>
          <table:table-cell table:formula="of:=MONTH([.A6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string" calcext:value-type="string">
            <text:p>Сільпо</text:p>
          </table:table-cell>
          <table:table-cell office:value-type="float" office:value="-20225" calcext:value-type="float">
            <text:p>-20225</text:p>
          </table:table-cell>
          <table:table-cell table:formula="of:=IF([.C63]&lt;0;&quot;K&quot;;&quot;D&quot;)" office:value-type="string" office:string-value="K" calcext:value-type="string">
            <text:p>K</text:p>
          </table:table-cell>
          <table:table-cell table:formula="of:=MONTH([.A6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string" calcext:value-type="string">
            <text:p>АТБ</text:p>
          </table:table-cell>
          <table:table-cell office:value-type="float" office:value="-35800" calcext:value-type="float">
            <text:p>-35800</text:p>
          </table:table-cell>
          <table:table-cell table:formula="of:=IF([.C64]&lt;0;&quot;K&quot;;&quot;D&quot;)" office:value-type="string" office:string-value="K" calcext:value-type="string">
            <text:p>K</text:p>
          </table:table-cell>
          <table:table-cell table:formula="of:=MONTH([.A6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string" calcext:value-type="string">
            <text:p>WOG</text:p>
          </table:table-cell>
          <table:table-cell office:value-type="float" office:value="-80970" calcext:value-type="float">
            <text:p>-80970</text:p>
          </table:table-cell>
          <table:table-cell table:formula="of:=IF([.C65]&lt;0;&quot;K&quot;;&quot;D&quot;)" office:value-type="string" office:string-value="K" calcext:value-type="string">
            <text:p>K</text:p>
          </table:table-cell>
          <table:table-cell table:formula="of:=MONTH([.A6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string" calcext:value-type="string">
            <text:p>Лінда-Фарм</text:p>
          </table:table-cell>
          <table:table-cell office:value-type="float" office:value="-24610" calcext:value-type="float">
            <text:p>-24610</text:p>
          </table:table-cell>
          <table:table-cell table:formula="of:=IF([.C66]&lt;0;&quot;K&quot;;&quot;D&quot;)" office:value-type="string" office:string-value="K" calcext:value-type="string">
            <text:p>K</text:p>
          </table:table-cell>
          <table:table-cell table:formula="of:=MONTH([.A6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2" calcext:value-type="date">
            <text:p>22.04.20</text:p>
          </table:table-cell>
          <table:table-cell office:value-type="string" calcext:value-type="string">
            <text:p>50 лет победы 12</text:p>
          </table:table-cell>
          <table:table-cell office:value-type="float" office:value="-10197" calcext:value-type="float">
            <text:p>-10197</text:p>
          </table:table-cell>
          <table:table-cell table:formula="of:=IF([.C67]&lt;0;&quot;K&quot;;&quot;D&quot;)" office:value-type="string" office:string-value="K" calcext:value-type="string">
            <text:p>K</text:p>
          </table:table-cell>
          <table:table-cell table:formula="of:=MONTH([.A6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2" calcext:value-type="date">
            <text:p>22.04.20</text:p>
          </table:table-cell>
          <table:table-cell office:value-type="string" calcext:value-type="string">
            <text:p>Grand Pizza And Cake</text:p>
          </table:table-cell>
          <table:table-cell office:value-type="float" office:value="-6000" calcext:value-type="float">
            <text:p>-6000</text:p>
          </table:table-cell>
          <table:table-cell table:formula="of:=IF([.C68]&lt;0;&quot;K&quot;;&quot;D&quot;)" office:value-type="string" office:string-value="K" calcext:value-type="string">
            <text:p>K</text:p>
          </table:table-cell>
          <table:table-cell table:formula="of:=MONTH([.A6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3" calcext:value-type="date">
            <text:p>23.04.20</text:p>
          </table:table-cell>
          <table:table-cell office:value-type="string" calcext:value-type="string">
            <text:p>ГРОШ</text:p>
          </table:table-cell>
          <table:table-cell office:value-type="float" office:value="-11211" calcext:value-type="float">
            <text:p>-11211</text:p>
          </table:table-cell>
          <table:table-cell table:formula="of:=IF([.C69]&lt;0;&quot;K&quot;;&quot;D&quot;)" office:value-type="string" office:string-value="K" calcext:value-type="string">
            <text:p>K</text:p>
          </table:table-cell>
          <table:table-cell table:formula="of:=MONTH([.A69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23" calcext:value-type="date">
            <text:p>23.04.20</text:p>
          </table:table-cell>
          <table:table-cell office:value-type="string" calcext:value-type="string">
            <text:p>Киевстар</text:p>
            <text:p>+380672944583</text:p>
          </table:table-cell>
          <table:table-cell office:value-type="float" office:value="-15000" calcext:value-type="float">
            <text:p>-15000</text:p>
          </table:table-cell>
          <table:table-cell table:formula="of:=IF([.C70]&lt;0;&quot;K&quot;;&quot;D&quot;)" office:value-type="string" office:string-value="K" calcext:value-type="string">
            <text:p>K</text:p>
          </table:table-cell>
          <table:table-cell table:formula="of:=MONTH([.A70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23" calcext:value-type="date">
            <text:p>23.04.20</text:p>
          </table:table-cell>
          <table:table-cell office:value-type="string" calcext:value-type="string">
            <text:p>Киевстар</text:p>
            <text:p>+380966265305</text:p>
          </table:table-cell>
          <table:table-cell office:value-type="float" office:value="-8000" calcext:value-type="float">
            <text:p>-8000</text:p>
          </table:table-cell>
          <table:table-cell table:formula="of:=IF([.C71]&lt;0;&quot;K&quot;;&quot;D&quot;)" office:value-type="string" office:string-value="K" calcext:value-type="string">
            <text:p>K</text:p>
          </table:table-cell>
          <table:table-cell table:formula="of:=MONTH([.A7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4" calcext:value-type="date">
            <text:p>24.04.20</text:p>
          </table:table-cell>
          <table:table-cell office:value-type="string" calcext:value-type="string">
            <text:p>ГРОШ</text:p>
          </table:table-cell>
          <table:table-cell office:value-type="float" office:value="-13522" calcext:value-type="float">
            <text:p>-13522</text:p>
          </table:table-cell>
          <table:table-cell table:formula="of:=IF([.C72]&lt;0;&quot;K&quot;;&quot;D&quot;)" office:value-type="string" office:string-value="K" calcext:value-type="string">
            <text:p>K</text:p>
          </table:table-cell>
          <table:table-cell table:formula="of:=MONTH([.A7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4" calcext:value-type="date">
            <text:p>24.04.20</text:p>
          </table:table-cell>
          <table:table-cell office:value-type="string" calcext:value-type="string">
            <text:p>VROAPTEKA</text:p>
          </table:table-cell>
          <table:table-cell office:value-type="float" office:value="-2064" calcext:value-type="float">
            <text:p>-2064</text:p>
          </table:table-cell>
          <table:table-cell table:formula="of:=IF([.C73]&lt;0;&quot;K&quot;;&quot;D&quot;)" office:value-type="string" office:string-value="K" calcext:value-type="string">
            <text:p>K</text:p>
          </table:table-cell>
          <table:table-cell table:formula="of:=MONTH([.A7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4" calcext:value-type="date">
            <text:p>24.04.20</text:p>
          </table:table-cell>
          <table:table-cell office:value-type="string" calcext:value-type="string">
            <text:p>Медтехника</text:p>
          </table:table-cell>
          <table:table-cell office:value-type="float" office:value="-27000" calcext:value-type="float">
            <text:p>-27000</text:p>
          </table:table-cell>
          <table:table-cell table:formula="of:=IF([.C74]&lt;0;&quot;K&quot;;&quot;D&quot;)" office:value-type="string" office:string-value="K" calcext:value-type="string">
            <text:p>K</text:p>
          </table:table-cell>
          <table:table-cell table:formula="of:=MONTH([.A7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5" calcext:value-type="date">
            <text:p>25.04.20</text:p>
          </table:table-cell>
          <table:table-cell office:value-type="string" calcext:value-type="string">
            <text:p>Apteka100PHarmavin</text:p>
          </table:table-cell>
          <table:table-cell office:value-type="float" office:value="-2065" calcext:value-type="float">
            <text:p>-2065</text:p>
          </table:table-cell>
          <table:table-cell table:formula="of:=IF([.C75]&lt;0;&quot;K&quot;;&quot;D&quot;)" office:value-type="string" office:string-value="K" calcext:value-type="string">
            <text:p>K</text:p>
          </table:table-cell>
          <table:table-cell table:formula="of:=MONTH([.A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6" calcext:value-type="date">
            <text:p>26.04.20</text:p>
          </table:table-cell>
          <table:table-cell office:value-type="string" calcext:value-type="string">
            <text:p>Епіцентр</text:p>
          </table:table-cell>
          <table:table-cell office:value-type="float" office:value="-66094" calcext:value-type="float">
            <text:p>-66094</text:p>
          </table:table-cell>
          <table:table-cell table:formula="of:=IF([.C76]&lt;0;&quot;K&quot;;&quot;D&quot;)" office:value-type="string" office:string-value="K" calcext:value-type="string">
            <text:p>K</text:p>
          </table:table-cell>
          <table:table-cell table:formula="of:=MONTH([.A7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6" calcext:value-type="date">
            <text:p>26.04.20</text:p>
          </table:table-cell>
          <table:table-cell office:value-type="string" calcext:value-type="string">
            <text:p>Beer Market</text:p>
          </table:table-cell>
          <table:table-cell office:value-type="float" office:value="-2599" calcext:value-type="float">
            <text:p>-2599</text:p>
          </table:table-cell>
          <table:table-cell table:formula="of:=IF([.C77]&lt;0;&quot;K&quot;;&quot;D&quot;)" office:value-type="string" office:string-value="K" calcext:value-type="string">
            <text:p>K</text:p>
          </table:table-cell>
          <table:table-cell table:formula="of:=MONTH([.A7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6" calcext:value-type="date">
            <text:p>26.04.20</text:p>
          </table:table-cell>
          <table:table-cell office:value-type="string" calcext:value-type="string">
            <text:p>APTEKAPHARMAVIN</text:p>
          </table:table-cell>
          <table:table-cell office:value-type="float" office:value="-6000" calcext:value-type="float">
            <text:p>-6000</text:p>
          </table:table-cell>
          <table:table-cell table:formula="of:=IF([.C78]&lt;0;&quot;K&quot;;&quot;D&quot;)" office:value-type="string" office:string-value="K" calcext:value-type="string">
            <text:p>K</text:p>
          </table:table-cell>
          <table:table-cell table:formula="of:=MONTH([.A7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7" calcext:value-type="date">
            <text:p>27.04.20</text:p>
          </table:table-cell>
          <table:table-cell office:value-type="string" calcext:value-type="string">
            <text:p>ГРОШ</text:p>
          </table:table-cell>
          <table:table-cell office:value-type="float" office:value="-12462" calcext:value-type="float">
            <text:p>-12462</text:p>
          </table:table-cell>
          <table:table-cell table:formula="of:=IF([.C79]&lt;0;&quot;K&quot;;&quot;D&quot;)" office:value-type="string" office:string-value="K" calcext:value-type="string">
            <text:p>K</text:p>
          </table:table-cell>
          <table:table-cell table:formula="of:=MONTH([.A7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7" calcext:value-type="date">
            <text:p>27.04.20</text:p>
          </table:table-cell>
          <table:table-cell office:value-type="string" calcext:value-type="string">
            <text:p>Гранд</text:p>
          </table:table-cell>
          <table:table-cell office:value-type="float" office:value="-6000" calcext:value-type="float">
            <text:p>-6000</text:p>
          </table:table-cell>
          <table:table-cell table:formula="of:=IF([.C80]&lt;0;&quot;K&quot;;&quot;D&quot;)" office:value-type="string" office:string-value="K" calcext:value-type="string">
            <text:p>K</text:p>
          </table:table-cell>
          <table:table-cell table:formula="of:=MONTH([.A8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WOG</text:p>
          </table:table-cell>
          <table:table-cell office:value-type="float" office:value="-9650" calcext:value-type="float">
            <text:p>-9650</text:p>
          </table:table-cell>
          <table:table-cell table:formula="of:=IF([.C81]&lt;0;&quot;K&quot;;&quot;D&quot;)" office:value-type="string" office:string-value="K" calcext:value-type="string">
            <text:p>K</text:p>
          </table:table-cell>
          <table:table-cell table:formula="of:=MONTH([.A8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WOG</text:p>
          </table:table-cell>
          <table:table-cell office:value-type="float" office:value="-80470" calcext:value-type="float">
            <text:p>-80470</text:p>
          </table:table-cell>
          <table:table-cell table:formula="of:=IF([.C82]&lt;0;&quot;K&quot;;&quot;D&quot;)" office:value-type="string" office:string-value="K" calcext:value-type="string">
            <text:p>K</text:p>
          </table:table-cell>
          <table:table-cell table:formula="of:=MONTH([.A82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Киевстар</text:p>
            <text:p>+380982735967</text:p>
          </table:table-cell>
          <table:table-cell office:value-type="float" office:value="-12000" calcext:value-type="float">
            <text:p>-12000</text:p>
          </table:table-cell>
          <table:table-cell table:formula="of:=IF([.C83]&lt;0;&quot;K&quot;;&quot;D&quot;)" office:value-type="string" office:string-value="K" calcext:value-type="string">
            <text:p>K</text:p>
          </table:table-cell>
          <table:table-cell table:formula="of:=MONTH([.A8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AVTOMAGAZUN</text:p>
          </table:table-cell>
          <table:table-cell office:value-type="float" office:value="-87000" calcext:value-type="float">
            <text:p>-87000</text:p>
          </table:table-cell>
          <table:table-cell table:formula="of:=IF([.C84]&lt;0;&quot;K&quot;;&quot;D&quot;)" office:value-type="string" office:string-value="K" calcext:value-type="string">
            <text:p>K</text:p>
          </table:table-cell>
          <table:table-cell table:formula="of:=MONTH([.A8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MIROVAJA APTEKA N3</text:p>
          </table:table-cell>
          <table:table-cell office:value-type="float" office:value="-1900" calcext:value-type="float">
            <text:p>-1900</text:p>
          </table:table-cell>
          <table:table-cell table:formula="of:=IF([.C85]&lt;0;&quot;K&quot;;&quot;D&quot;)" office:value-type="string" office:string-value="K" calcext:value-type="string">
            <text:p>K</text:p>
          </table:table-cell>
          <table:table-cell table:formula="of:=MONTH([.A8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АТБ</text:p>
          </table:table-cell>
          <table:table-cell office:value-type="float" office:value="-29950" calcext:value-type="float">
            <text:p>-29950</text:p>
          </table:table-cell>
          <table:table-cell table:formula="of:=IF([.C86]&lt;0;&quot;K&quot;;&quot;D&quot;)" office:value-type="string" office:string-value="K" calcext:value-type="string">
            <text:p>K</text:p>
          </table:table-cell>
          <table:table-cell table:formula="of:=MONTH([.A8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WOG</text:p>
          </table:table-cell>
          <table:table-cell office:value-type="float" office:value="-6600" calcext:value-type="float">
            <text:p>-6600</text:p>
          </table:table-cell>
          <table:table-cell table:formula="of:=IF([.C87]&lt;0;&quot;K&quot;;&quot;D&quot;)" office:value-type="string" office:string-value="K" calcext:value-type="string">
            <text:p>K</text:p>
          </table:table-cell>
          <table:table-cell table:formula="of:=MONTH([.A87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Lifecell</text:p>
            <text:p>+380938341621</text:p>
          </table:table-cell>
          <table:table-cell office:value-type="float" office:value="-16000" calcext:value-type="float">
            <text:p>-16000</text:p>
          </table:table-cell>
          <table:table-cell table:formula="of:=IF([.C88]&lt;0;&quot;K&quot;;&quot;D&quot;)" office:value-type="string" office:string-value="K" calcext:value-type="string">
            <text:p>K</text:p>
          </table:table-cell>
          <table:table-cell table:formula="of:=MONTH([.A8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9" calcext:value-type="date">
            <text:p>29.04.20</text:p>
          </table:table-cell>
          <table:table-cell office:value-type="string" calcext:value-type="string">
            <text:p>Сільпо</text:p>
          </table:table-cell>
          <table:table-cell office:value-type="float" office:value="-17248" calcext:value-type="float">
            <text:p>-17248</text:p>
          </table:table-cell>
          <table:table-cell table:formula="of:=IF([.C89]&lt;0;&quot;K&quot;;&quot;D&quot;)" office:value-type="string" office:string-value="K" calcext:value-type="string">
            <text:p>K</text:p>
          </table:table-cell>
          <table:table-cell table:formula="of:=MONTH([.A8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9" calcext:value-type="date">
            <text:p>29.04.20</text:p>
          </table:table-cell>
          <table:table-cell office:value-type="string" calcext:value-type="string">
            <text:p>АТБ</text:p>
          </table:table-cell>
          <table:table-cell office:value-type="float" office:value="-5940" calcext:value-type="float">
            <text:p>-5940</text:p>
          </table:table-cell>
          <table:table-cell table:formula="of:=IF([.C90]&lt;0;&quot;K&quot;;&quot;D&quot;)" office:value-type="string" office:string-value="K" calcext:value-type="string">
            <text:p>K</text:p>
          </table:table-cell>
          <table:table-cell table:formula="of:=MONTH([.A9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string" calcext:value-type="string">
            <text:p>WOG</text:p>
          </table:table-cell>
          <table:table-cell office:value-type="float" office:value="-64975" calcext:value-type="float">
            <text:p>-64975</text:p>
          </table:table-cell>
          <table:table-cell table:formula="of:=IF([.C91]&lt;0;&quot;K&quot;;&quot;D&quot;)" office:value-type="string" office:string-value="K" calcext:value-type="string">
            <text:p>K</text:p>
          </table:table-cell>
          <table:table-cell table:formula="of:=MONTH([.A9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string" calcext:value-type="string">
            <text:p>Сільпо</text:p>
          </table:table-cell>
          <table:table-cell office:value-type="float" office:value="-13151" calcext:value-type="float">
            <text:p>-13151</text:p>
          </table:table-cell>
          <table:table-cell table:formula="of:=IF([.C92]&lt;0;&quot;K&quot;;&quot;D&quot;)" office:value-type="string" office:string-value="K" calcext:value-type="string">
            <text:p>K</text:p>
          </table:table-cell>
          <table:table-cell table:formula="of:=MONTH([.A9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string" calcext:value-type="string">
            <text:p>WOG</text:p>
          </table:table-cell>
          <table:table-cell office:value-type="float" office:value="-4450" calcext:value-type="float">
            <text:p>-4450</text:p>
          </table:table-cell>
          <table:table-cell table:formula="of:=IF([.C93]&lt;0;&quot;K&quot;;&quot;D&quot;)" office:value-type="string" office:string-value="K" calcext:value-type="string">
            <text:p>K</text:p>
          </table:table-cell>
          <table:table-cell table:formula="of:=MONTH([.A9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string" calcext:value-type="string">
            <text:p>WOG</text:p>
          </table:table-cell>
          <table:table-cell office:value-type="float" office:value="-84670" calcext:value-type="float">
            <text:p>-84670</text:p>
          </table:table-cell>
          <table:table-cell table:formula="of:=IF([.C94]&lt;0;&quot;K&quot;;&quot;D&quot;)" office:value-type="string" office:string-value="K" calcext:value-type="string">
            <text:p>K</text:p>
          </table:table-cell>
          <table:table-cell table:formula="of:=MONTH([.A9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5-01" calcext:value-type="date">
            <text:p>01.05.20</text:p>
          </table:table-cell>
          <table:table-cell office:value-type="string" calcext:value-type="string">
            <text:p>Виведення кешбеку 105.16₴</text:p>
          </table:table-cell>
          <table:table-cell office:value-type="float" office:value="8465" calcext:value-type="float">
            <text:p>8465</text:p>
          </table:table-cell>
          <table:table-cell table:formula="of:=IF([.C95]&lt;0;&quot;K&quot;;&quot;D&quot;)" office:value-type="string" office:string-value="D" calcext:value-type="string">
            <text:p>D</text:p>
          </table:table-cell>
          <table:table-cell table:formula="of:=MONTH([.A9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2" calcext:value-type="date">
            <text:p>02.05.20</text:p>
          </table:table-cell>
          <table:table-cell office:value-type="string" calcext:value-type="string">
            <text:p>Аптека «Бажаємо здоров’я»</text:p>
          </table:table-cell>
          <table:table-cell office:value-type="float" office:value="-15345" calcext:value-type="float">
            <text:p>-15345</text:p>
          </table:table-cell>
          <table:table-cell table:formula="of:=IF([.C96]&lt;0;&quot;K&quot;;&quot;D&quot;)" office:value-type="string" office:string-value="K" calcext:value-type="string">
            <text:p>K</text:p>
          </table:table-cell>
          <table:table-cell table:formula="of:=MONTH([.A9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4" calcext:value-type="date">
            <text:p>04.05.20</text:p>
          </table:table-cell>
          <table:table-cell office:value-type="string" calcext:value-type="string">
            <text:p>Лінда-Фарм</text:p>
          </table:table-cell>
          <table:table-cell office:value-type="float" office:value="-33472" calcext:value-type="float">
            <text:p>-33472</text:p>
          </table:table-cell>
          <table:table-cell table:formula="of:=IF([.C97]&lt;0;&quot;K&quot;;&quot;D&quot;)" office:value-type="string" office:string-value="K" calcext:value-type="string">
            <text:p>K</text:p>
          </table:table-cell>
          <table:table-cell table:formula="of:=MONTH([.A9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8" calcext:value-type="date">
            <text:p>08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98]&lt;0;&quot;K&quot;;&quot;D&quot;)" office:value-type="string" office:string-value="D" calcext:value-type="string">
            <text:p>D</text:p>
          </table:table-cell>
          <table:table-cell table:formula="of:=MONTH([.A9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8" calcext:value-type="date">
            <text:p>08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99]&lt;0;&quot;K&quot;;&quot;D&quot;)" office:value-type="string" office:string-value="D" calcext:value-type="string">
            <text:p>D</text:p>
          </table:table-cell>
          <table:table-cell table:formula="of:=MONTH([.A9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9" calcext:value-type="date">
            <text:p>09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100]&lt;0;&quot;K&quot;;&quot;D&quot;)" office:value-type="string" office:string-value="D" calcext:value-type="string">
            <text:p>D</text:p>
          </table:table-cell>
          <table:table-cell table:formula="of:=MONTH([.A10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0" calcext:value-type="date">
            <text:p>10.05.20</text:p>
          </table:table-cell>
          <table:table-cell office:value-type="string" calcext:value-type="string">
            <text:p>Аптека «Бажаємо здоров’я»</text:p>
          </table:table-cell>
          <table:table-cell office:value-type="float" office:value="-12795" calcext:value-type="float">
            <text:p>-12795</text:p>
          </table:table-cell>
          <table:table-cell table:formula="of:=IF([.C101]&lt;0;&quot;K&quot;;&quot;D&quot;)" office:value-type="string" office:string-value="K" calcext:value-type="string">
            <text:p>K</text:p>
          </table:table-cell>
          <table:table-cell table:formula="of:=MONTH([.A10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0" calcext:value-type="date">
            <text:p>10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102]&lt;0;&quot;K&quot;;&quot;D&quot;)" office:value-type="string" office:string-value="D" calcext:value-type="string">
            <text:p>D</text:p>
          </table:table-cell>
          <table:table-cell table:formula="of:=MONTH([.A102])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5-11" calcext:value-type="date">
            <text:p>11.05.20</text:p>
          </table:table-cell>
          <table:table-cell office:value-type="string" calcext:value-type="string">
            <text:p>Vodafone</text:p>
            <text:p>+380667790936</text:p>
          </table:table-cell>
          <table:table-cell office:value-type="float" office:value="-8000" calcext:value-type="float">
            <text:p>-8000</text:p>
          </table:table-cell>
          <table:table-cell table:formula="of:=IF([.C103]&lt;0;&quot;K&quot;;&quot;D&quot;)" office:value-type="string" office:string-value="K" calcext:value-type="string">
            <text:p>K</text:p>
          </table:table-cell>
          <table:table-cell table:formula="of:=MONTH([.A10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1" calcext:value-type="date">
            <text:p>11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200000" calcext:value-type="float">
            <text:p>200000</text:p>
          </table:table-cell>
          <table:table-cell table:formula="of:=IF([.C104]&lt;0;&quot;K&quot;;&quot;D&quot;)" office:value-type="string" office:string-value="D" calcext:value-type="string">
            <text:p>D</text:p>
          </table:table-cell>
          <table:table-cell table:formula="of:=MONTH([.A10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3" calcext:value-type="date">
            <text:p>13.05.20</text:p>
          </table:table-cell>
          <table:table-cell office:value-type="string" calcext:value-type="string">
            <text:p>Apteka100PHarmavin</text:p>
          </table:table-cell>
          <table:table-cell office:value-type="float" office:value="-5905" calcext:value-type="float">
            <text:p>-5905</text:p>
          </table:table-cell>
          <table:table-cell table:formula="of:=IF([.C105]&lt;0;&quot;K&quot;;&quot;D&quot;)" office:value-type="string" office:string-value="K" calcext:value-type="string">
            <text:p>K</text:p>
          </table:table-cell>
          <table:table-cell table:formula="of:=MONTH([.A10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4" calcext:value-type="date">
            <text:p>14.05.20</text:p>
          </table:table-cell>
          <table:table-cell office:value-type="string" calcext:value-type="string">
            <text:p>ZooHouse1</text:p>
          </table:table-cell>
          <table:table-cell office:value-type="float" office:value="-26700" calcext:value-type="float">
            <text:p>-26700</text:p>
          </table:table-cell>
          <table:table-cell table:formula="of:=IF([.C106]&lt;0;&quot;K&quot;;&quot;D&quot;)" office:value-type="string" office:string-value="K" calcext:value-type="string">
            <text:p>K</text:p>
          </table:table-cell>
          <table:table-cell table:formula="of:=MONTH([.A10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5" calcext:value-type="date">
            <text:p>15.05.20</text:p>
          </table:table-cell>
          <table:table-cell office:value-type="string" calcext:value-type="string">
            <text:p>Від: 519745****0174</text:p>
          </table:table-cell>
          <table:table-cell office:value-type="float" office:value="500000" calcext:value-type="float">
            <text:p>500000</text:p>
          </table:table-cell>
          <table:table-cell table:formula="of:=IF([.C107]&lt;0;&quot;K&quot;;&quot;D&quot;)" office:value-type="string" office:string-value="D" calcext:value-type="string">
            <text:p>D</text:p>
          </table:table-cell>
          <table:table-cell table:formula="of:=MONTH([.A10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8" calcext:value-type="date">
            <text:p>18.05.20</text:p>
          </table:table-cell>
          <table:table-cell office:value-type="string" calcext:value-type="string">
            <text:p>Нова пошта</text:p>
          </table:table-cell>
          <table:table-cell office:value-type="float" office:value="-4000" calcext:value-type="float">
            <text:p>-4000</text:p>
          </table:table-cell>
          <table:table-cell table:formula="of:=IF([.C108]&lt;0;&quot;K&quot;;&quot;D&quot;)" office:value-type="string" office:string-value="K" calcext:value-type="string">
            <text:p>K</text:p>
          </table:table-cell>
          <table:table-cell table:formula="of:=MONTH([.A10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string" calcext:value-type="string">
            <text:p>Apteka103PHarmavin</text:p>
          </table:table-cell>
          <table:table-cell office:value-type="float" office:value="-14280" calcext:value-type="float">
            <text:p>-14280</text:p>
          </table:table-cell>
          <table:table-cell table:formula="of:=IF([.C109]&lt;0;&quot;K&quot;;&quot;D&quot;)" office:value-type="string" office:string-value="K" calcext:value-type="string">
            <text:p>K</text:p>
          </table:table-cell>
          <table:table-cell table:formula="of:=MONTH([.A10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string" calcext:value-type="string">
            <text:p>WWW.PAY.VN.UA</text:p>
          </table:table-cell>
          <table:table-cell office:value-type="float" office:value="-70532" calcext:value-type="float">
            <text:p>-70532</text:p>
          </table:table-cell>
          <table:table-cell table:formula="of:=IF([.C110]&lt;0;&quot;K&quot;;&quot;D&quot;)" office:value-type="string" office:string-value="K" calcext:value-type="string">
            <text:p>K</text:p>
          </table:table-cell>
          <table:table-cell table:formula="of:=MONTH([.A11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string" calcext:value-type="string">
            <text:p>EVEREST24.COM.UA</text:p>
          </table:table-cell>
          <table:table-cell office:value-type="float" office:value="-19500" calcext:value-type="float">
            <text:p>-19500</text:p>
          </table:table-cell>
          <table:table-cell table:formula="of:=IF([.C111]&lt;0;&quot;K&quot;;&quot;D&quot;)" office:value-type="string" office:string-value="K" calcext:value-type="string">
            <text:p>K</text:p>
          </table:table-cell>
          <table:table-cell table:formula="of:=MONTH([.A111])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5-23" calcext:value-type="date">
            <text:p>23.05.20</text:p>
          </table:table-cell>
          <table:table-cell office:value-type="string" calcext:value-type="string">
            <text:p>Киевстар</text:p>
            <text:p>+380672944583</text:p>
          </table:table-cell>
          <table:table-cell office:value-type="float" office:value="-16000" calcext:value-type="float">
            <text:p>-16000</text:p>
          </table:table-cell>
          <table:table-cell table:formula="of:=IF([.C112]&lt;0;&quot;K&quot;;&quot;D&quot;)" office:value-type="string" office:string-value="K" calcext:value-type="string">
            <text:p>K</text:p>
          </table:table-cell>
          <table:table-cell table:formula="of:=MONTH([.A11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4" calcext:value-type="date">
            <text:p>24.05.20</text:p>
          </table:table-cell>
          <table:table-cell office:value-type="string" calcext:value-type="string">
            <text:p>EasyPay</text:p>
          </table:table-cell>
          <table:table-cell office:value-type="float" office:value="-99855" calcext:value-type="float">
            <text:p>-99855</text:p>
          </table:table-cell>
          <table:table-cell table:formula="of:=IF([.C113]&lt;0;&quot;K&quot;;&quot;D&quot;)" office:value-type="string" office:string-value="K" calcext:value-type="string">
            <text:p>K</text:p>
          </table:table-cell>
          <table:table-cell table:formula="of:=MONTH([.A11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4" calcext:value-type="date">
            <text:p>24.05.20</text:p>
          </table:table-cell>
          <table:table-cell office:value-type="string" calcext:value-type="string">
            <text:p>LIQPAY*Qnet</text:p>
          </table:table-cell>
          <table:table-cell office:value-type="float" office:value="-15450" calcext:value-type="float">
            <text:p>-15450</text:p>
          </table:table-cell>
          <table:table-cell table:formula="of:=IF([.C114]&lt;0;&quot;K&quot;;&quot;D&quot;)" office:value-type="string" office:string-value="K" calcext:value-type="string">
            <text:p>K</text:p>
          </table:table-cell>
          <table:table-cell table:formula="of:=MONTH([.A11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6" calcext:value-type="date">
            <text:p>26.05.20</text:p>
          </table:table-cell>
          <table:table-cell office:value-type="string" calcext:value-type="string">
            <text:p>Apteka103PHarmavin</text:p>
          </table:table-cell>
          <table:table-cell office:value-type="float" office:value="-31420" calcext:value-type="float">
            <text:p>-31420</text:p>
          </table:table-cell>
          <table:table-cell table:formula="of:=IF([.C115]&lt;0;&quot;K&quot;;&quot;D&quot;)" office:value-type="string" office:string-value="K" calcext:value-type="string">
            <text:p>K</text:p>
          </table:table-cell>
          <table:table-cell table:formula="of:=MONTH([.A11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6" calcext:value-type="date">
            <text:p>26.05.20</text:p>
          </table:table-cell>
          <table:table-cell office:value-type="string" calcext:value-type="string">
            <text:p>Космонавтов 46</text:p>
          </table:table-cell>
          <table:table-cell office:value-type="float" office:value="-1300" calcext:value-type="float">
            <text:p>-1300</text:p>
          </table:table-cell>
          <table:table-cell table:formula="of:=IF([.C116]&lt;0;&quot;K&quot;;&quot;D&quot;)" office:value-type="string" office:string-value="K" calcext:value-type="string">
            <text:p>K</text:p>
          </table:table-cell>
          <table:table-cell table:formula="of:=MONTH([.A116])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5-28" calcext:value-type="date">
            <text:p>28.05.20</text:p>
          </table:table-cell>
          <table:table-cell office:value-type="string" calcext:value-type="string">
            <text:p>Киевстар</text:p>
            <text:p>+380982735967</text:p>
          </table:table-cell>
          <table:table-cell office:value-type="float" office:value="-12000" calcext:value-type="float">
            <text:p>-12000</text:p>
          </table:table-cell>
          <table:table-cell table:formula="of:=IF([.C117]&lt;0;&quot;K&quot;;&quot;D&quot;)" office:value-type="string" office:string-value="K" calcext:value-type="string">
            <text:p>K</text:p>
          </table:table-cell>
          <table:table-cell table:formula="of:=MONTH([.A11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8" calcext:value-type="date">
            <text:p>28.05.20</text:p>
          </table:table-cell>
          <table:table-cell office:value-type="string" calcext:value-type="string">
            <text:p>Від: 519745****0174</text:p>
          </table:table-cell>
          <table:table-cell office:value-type="float" office:value="490000" calcext:value-type="float">
            <text:p>490000</text:p>
          </table:table-cell>
          <table:table-cell table:formula="of:=IF([.C118]&lt;0;&quot;K&quot;;&quot;D&quot;)" office:value-type="string" office:string-value="D" calcext:value-type="string">
            <text:p>D</text:p>
          </table:table-cell>
          <table:table-cell table:formula="of:=MONTH([.A11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9" calcext:value-type="date">
            <text:p>29.05.20</text:p>
          </table:table-cell>
          <table:table-cell office:value-type="string" calcext:value-type="string">
            <text:p>Від: 519745****0174</text:p>
          </table:table-cell>
          <table:table-cell office:value-type="float" office:value="490000" calcext:value-type="float">
            <text:p>490000</text:p>
          </table:table-cell>
          <table:table-cell table:formula="of:=IF([.C119]&lt;0;&quot;K&quot;;&quot;D&quot;)" office:value-type="string" office:string-value="D" calcext:value-type="string">
            <text:p>D</text:p>
          </table:table-cell>
          <table:table-cell table:formula="of:=MONTH([.A11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9" calcext:value-type="date">
            <text:p>29.05.20</text:p>
          </table:table-cell>
          <table:table-cell office:value-type="string" calcext:value-type="string">
            <text:p>Від: 519745****0174</text:p>
          </table:table-cell>
          <table:table-cell office:value-type="float" office:value="490000" calcext:value-type="float">
            <text:p>490000</text:p>
          </table:table-cell>
          <table:table-cell table:formula="of:=IF([.C120]&lt;0;&quot;K&quot;;&quot;D&quot;)" office:value-type="string" office:string-value="D" calcext:value-type="string">
            <text:p>D</text:p>
          </table:table-cell>
          <table:table-cell table:formula="of:=MONTH([.A12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30" calcext:value-type="date">
            <text:p>30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121]&lt;0;&quot;K&quot;;&quot;D&quot;)" office:value-type="string" office:string-value="D" calcext:value-type="string">
            <text:p>D</text:p>
          </table:table-cell>
          <table:table-cell table:formula="of:=MONTH([.A12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31" calcext:value-type="date">
            <text:p>31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150000" calcext:value-type="float">
            <text:p>150000</text:p>
          </table:table-cell>
          <table:table-cell table:formula="of:=IF([.C122]&lt;0;&quot;K&quot;;&quot;D&quot;)" office:value-type="string" office:string-value="D" calcext:value-type="string">
            <text:p>D</text:p>
          </table:table-cell>
          <table:table-cell table:formula="of:=MONTH([.A12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01" calcext:value-type="date">
            <text:p>01.06.20</text:p>
          </table:table-cell>
          <table:table-cell office:value-type="string" calcext:value-type="string">
            <text:p>Відсотки за травень</text:p>
          </table:table-cell>
          <table:table-cell office:value-type="float" office:value="2472" calcext:value-type="float">
            <text:p>2472</text:p>
          </table:table-cell>
          <table:table-cell table:formula="of:=IF([.C123]&lt;0;&quot;K&quot;;&quot;D&quot;)" office:value-type="string" office:string-value="D" calcext:value-type="string">
            <text:p>D</text:p>
          </table:table-cell>
          <table:table-cell table:formula="of:=MONTH([.A12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1" calcext:value-type="date">
            <text:p>01.06.20</text:p>
          </table:table-cell>
          <table:table-cell office:value-type="string" calcext:value-type="string">
            <text:p>ГРОШ</text:p>
          </table:table-cell>
          <table:table-cell office:value-type="float" office:value="-11981" calcext:value-type="float">
            <text:p>-11981</text:p>
          </table:table-cell>
          <table:table-cell table:formula="of:=IF([.C124]&lt;0;&quot;K&quot;;&quot;D&quot;)" office:value-type="string" office:string-value="K" calcext:value-type="string">
            <text:p>K</text:p>
          </table:table-cell>
          <table:table-cell table:formula="of:=MONTH([.A12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1" calcext:value-type="date">
            <text:p>01.06.20</text:p>
          </table:table-cell>
          <table:table-cell office:value-type="string" calcext:value-type="string">
            <text:p>537523****4293</text:p>
          </table:table-cell>
          <table:table-cell office:value-type="float" office:value="-1000000" calcext:value-type="float">
            <text:p>-1000000</text:p>
          </table:table-cell>
          <table:table-cell table:formula="of:=IF([.C125]&lt;0;&quot;K&quot;;&quot;D&quot;)" office:value-type="string" office:string-value="K" calcext:value-type="string">
            <text:p>K</text:p>
          </table:table-cell>
          <table:table-cell table:formula="of:=MONTH([.A12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537523****4293</text:p>
          </table:table-cell>
          <table:table-cell office:value-type="float" office:value="-1000000" calcext:value-type="float">
            <text:p>-1000000</text:p>
          </table:table-cell>
          <table:table-cell table:formula="of:=IF([.C126]&lt;0;&quot;K&quot;;&quot;D&quot;)" office:value-type="string" office:string-value="K" calcext:value-type="string">
            <text:p>K</text:p>
          </table:table-cell>
          <table:table-cell table:formula="of:=MONTH([.A12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Сільпо</text:p>
          </table:table-cell>
          <table:table-cell office:value-type="float" office:value="-10103" calcext:value-type="float">
            <text:p>-10103</text:p>
          </table:table-cell>
          <table:table-cell table:formula="of:=IF([.C127]&lt;0;&quot;K&quot;;&quot;D&quot;)" office:value-type="string" office:string-value="K" calcext:value-type="string">
            <text:p>K</text:p>
          </table:table-cell>
          <table:table-cell table:formula="of:=MONTH([.A127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Киевстар</text:p>
            <text:p>+380966265305</text:p>
          </table:table-cell>
          <table:table-cell office:value-type="float" office:value="-8000" calcext:value-type="float">
            <text:p>-8000</text:p>
          </table:table-cell>
          <table:table-cell table:formula="of:=IF([.C128]&lt;0;&quot;K&quot;;&quot;D&quot;)" office:value-type="string" office:string-value="K" calcext:value-type="string">
            <text:p>K</text:p>
          </table:table-cell>
          <table:table-cell table:formula="of:=MONTH([.A12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537523****4293</text:p>
          </table:table-cell>
          <table:table-cell office:value-type="float" office:value="-410000" calcext:value-type="float">
            <text:p>-410000</text:p>
          </table:table-cell>
          <table:table-cell table:formula="of:=IF([.C129]&lt;0;&quot;K&quot;;&quot;D&quot;)" office:value-type="string" office:string-value="K" calcext:value-type="string">
            <text:p>K</text:p>
          </table:table-cell>
          <table:table-cell table:formula="of:=MONTH([.A12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4270" calcext:value-type="float">
            <text:p>-14270</text:p>
          </table:table-cell>
          <table:table-cell table:formula="of:=IF([.C130]&lt;0;&quot;K&quot;;&quot;D&quot;)" office:value-type="string" office:string-value="K" calcext:value-type="string">
            <text:p>K</text:p>
          </table:table-cell>
          <table:table-cell table:formula="of:=MONTH([.A13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Ukrainskitovari</text:p>
          </table:table-cell>
          <table:table-cell office:value-type="float" office:value="-8200" calcext:value-type="float">
            <text:p>-8200</text:p>
          </table:table-cell>
          <table:table-cell table:formula="of:=IF([.C131]&lt;0;&quot;K&quot;;&quot;D&quot;)" office:value-type="string" office:string-value="K" calcext:value-type="string">
            <text:p>K</text:p>
          </table:table-cell>
          <table:table-cell table:formula="of:=MONTH([.A13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4470" calcext:value-type="float">
            <text:p>-4470</text:p>
          </table:table-cell>
          <table:table-cell table:formula="of:=IF([.C132]&lt;0;&quot;K&quot;;&quot;D&quot;)" office:value-type="string" office:string-value="K" calcext:value-type="string">
            <text:p>K</text:p>
          </table:table-cell>
          <table:table-cell table:formula="of:=MONTH([.A13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5250" calcext:value-type="float">
            <text:p>-5250</text:p>
          </table:table-cell>
          <table:table-cell table:formula="of:=IF([.C133]&lt;0;&quot;K&quot;;&quot;D&quot;)" office:value-type="string" office:string-value="K" calcext:value-type="string">
            <text:p>K</text:p>
          </table:table-cell>
          <table:table-cell table:formula="of:=MONTH([.A133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Киевстар</text:p>
            <text:p>+380982735967</text:p>
          </table:table-cell>
          <table:table-cell office:value-type="float" office:value="-5000" calcext:value-type="float">
            <text:p>-5000</text:p>
          </table:table-cell>
          <table:table-cell table:formula="of:=IF([.C134]&lt;0;&quot;K&quot;;&quot;D&quot;)" office:value-type="string" office:string-value="K" calcext:value-type="string">
            <text:p>K</text:p>
          </table:table-cell>
          <table:table-cell table:formula="of:=MONTH([.A13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Сільпо</text:p>
          </table:table-cell>
          <table:table-cell office:value-type="float" office:value="-24376" calcext:value-type="float">
            <text:p>-24376</text:p>
          </table:table-cell>
          <table:table-cell table:formula="of:=IF([.C135]&lt;0;&quot;K&quot;;&quot;D&quot;)" office:value-type="string" office:string-value="K" calcext:value-type="string">
            <text:p>K</text:p>
          </table:table-cell>
          <table:table-cell table:formula="of:=MONTH([.A13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string" calcext:value-type="string">
            <text:p>Сільпо</text:p>
          </table:table-cell>
          <table:table-cell office:value-type="float" office:value="-7076" calcext:value-type="float">
            <text:p>-7076</text:p>
          </table:table-cell>
          <table:table-cell table:formula="of:=IF([.C136]&lt;0;&quot;K&quot;;&quot;D&quot;)" office:value-type="string" office:string-value="K" calcext:value-type="string">
            <text:p>K</text:p>
          </table:table-cell>
          <table:table-cell table:formula="of:=MONTH([.A13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string" calcext:value-type="string">
            <text:p>Гранд</text:p>
          </table:table-cell>
          <table:table-cell office:value-type="float" office:value="-4550" calcext:value-type="float">
            <text:p>-4550</text:p>
          </table:table-cell>
          <table:table-cell table:formula="of:=IF([.C137]&lt;0;&quot;K&quot;;&quot;D&quot;)" office:value-type="string" office:string-value="K" calcext:value-type="string">
            <text:p>K</text:p>
          </table:table-cell>
          <table:table-cell table:formula="of:=MONTH([.A13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string" calcext:value-type="string">
            <text:p>Grand Pizza And Cake</text:p>
          </table:table-cell>
          <table:table-cell office:value-type="float" office:value="-7985" calcext:value-type="float">
            <text:p>-7985</text:p>
          </table:table-cell>
          <table:table-cell table:formula="of:=IF([.C138]&lt;0;&quot;K&quot;;&quot;D&quot;)" office:value-type="string" office:string-value="K" calcext:value-type="string">
            <text:p>K</text:p>
          </table:table-cell>
          <table:table-cell table:formula="of:=MONTH([.A13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5" calcext:value-type="date">
            <text:p>05.06.20</text:p>
          </table:table-cell>
          <table:table-cell office:value-type="string" calcext:value-type="string">
            <text:p>Сільпо</text:p>
          </table:table-cell>
          <table:table-cell office:value-type="float" office:value="-8574" calcext:value-type="float">
            <text:p>-8574</text:p>
          </table:table-cell>
          <table:table-cell table:formula="of:=IF([.C139]&lt;0;&quot;K&quot;;&quot;D&quot;)" office:value-type="string" office:string-value="K" calcext:value-type="string">
            <text:p>K</text:p>
          </table:table-cell>
          <table:table-cell table:formula="of:=MONTH([.A13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5" calcext:value-type="date">
            <text:p>05.06.20</text:p>
          </table:table-cell>
          <table:table-cell office:value-type="string" calcext:value-type="string">
            <text:p>АТБ</text:p>
          </table:table-cell>
          <table:table-cell office:value-type="float" office:value="-6700" calcext:value-type="float">
            <text:p>-6700</text:p>
          </table:table-cell>
          <table:table-cell table:formula="of:=IF([.C140]&lt;0;&quot;K&quot;;&quot;D&quot;)" office:value-type="string" office:string-value="K" calcext:value-type="string">
            <text:p>K</text:p>
          </table:table-cell>
          <table:table-cell table:formula="of:=MONTH([.A140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06" calcext:value-type="date">
            <text:p>06.06.20</text:p>
          </table:table-cell>
          <table:table-cell office:value-type="string" calcext:value-type="string">
            <text:p>Vodafone</text:p>
            <text:p>+380667790936</text:p>
          </table:table-cell>
          <table:table-cell office:value-type="float" office:value="-8000" calcext:value-type="float">
            <text:p>-8000</text:p>
          </table:table-cell>
          <table:table-cell table:formula="of:=IF([.C141]&lt;0;&quot;K&quot;;&quot;D&quot;)" office:value-type="string" office:string-value="K" calcext:value-type="string">
            <text:p>K</text:p>
          </table:table-cell>
          <table:table-cell table:formula="of:=MONTH([.A14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6" calcext:value-type="date">
            <text:p>0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8863" calcext:value-type="float">
            <text:p>-28863</text:p>
          </table:table-cell>
          <table:table-cell table:formula="of:=IF([.C142]&lt;0;&quot;K&quot;;&quot;D&quot;)" office:value-type="string" office:string-value="K" calcext:value-type="string">
            <text:p>K</text:p>
          </table:table-cell>
          <table:table-cell table:formula="of:=MONTH([.A14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6" calcext:value-type="date">
            <text:p>0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400" calcext:value-type="float">
            <text:p>-1400</text:p>
          </table:table-cell>
          <table:table-cell table:formula="of:=IF([.C143]&lt;0;&quot;K&quot;;&quot;D&quot;)" office:value-type="string" office:string-value="K" calcext:value-type="string">
            <text:p>K</text:p>
          </table:table-cell>
          <table:table-cell table:formula="of:=MONTH([.A14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MARKET PLYUS</text:p>
          </table:table-cell>
          <table:table-cell office:value-type="float" office:value="-1850" calcext:value-type="float">
            <text:p>-1850</text:p>
          </table:table-cell>
          <table:table-cell table:formula="of:=IF([.C144]&lt;0;&quot;K&quot;;&quot;D&quot;)" office:value-type="string" office:string-value="K" calcext:value-type="string">
            <text:p>K</text:p>
          </table:table-cell>
          <table:table-cell table:formula="of:=MONTH([.A14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АТБ</text:p>
          </table:table-cell>
          <table:table-cell office:value-type="float" office:value="-21970" calcext:value-type="float">
            <text:p>-21970</text:p>
          </table:table-cell>
          <table:table-cell table:formula="of:=IF([.C145]&lt;0;&quot;K&quot;;&quot;D&quot;)" office:value-type="string" office:string-value="K" calcext:value-type="string">
            <text:p>K</text:p>
          </table:table-cell>
          <table:table-cell table:formula="of:=MONTH([.A14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MARKET PLYUS</text:p>
          </table:table-cell>
          <table:table-cell office:value-type="float" office:value="-900" calcext:value-type="float">
            <text:p>-900</text:p>
          </table:table-cell>
          <table:table-cell table:formula="of:=IF([.C146]&lt;0;&quot;K&quot;;&quot;D&quot;)" office:value-type="string" office:string-value="K" calcext:value-type="string">
            <text:p>K</text:p>
          </table:table-cell>
          <table:table-cell table:formula="of:=MONTH([.A14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Від: Володимир Х.</text:p>
          </table:table-cell>
          <table:table-cell office:value-type="float" office:value="10000" calcext:value-type="float">
            <text:p>10000</text:p>
          </table:table-cell>
          <table:table-cell table:formula="of:=IF([.C147]&lt;0;&quot;K&quot;;&quot;D&quot;)" office:value-type="string" office:string-value="D" calcext:value-type="string">
            <text:p>D</text:p>
          </table:table-cell>
          <table:table-cell table:formula="of:=MONTH([.A14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Сільпо</text:p>
          </table:table-cell>
          <table:table-cell office:value-type="float" office:value="-28861" calcext:value-type="float">
            <text:p>-28861</text:p>
          </table:table-cell>
          <table:table-cell table:formula="of:=IF([.C148]&lt;0;&quot;K&quot;;&quot;D&quot;)" office:value-type="string" office:string-value="K" calcext:value-type="string">
            <text:p>K</text:p>
          </table:table-cell>
          <table:table-cell table:formula="of:=MONTH([.A14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WOG</text:p>
          </table:table-cell>
          <table:table-cell office:value-type="float" office:value="-76470" calcext:value-type="float">
            <text:p>-76470</text:p>
          </table:table-cell>
          <table:table-cell table:formula="of:=IF([.C149]&lt;0;&quot;K&quot;;&quot;D&quot;)" office:value-type="string" office:string-value="K" calcext:value-type="string">
            <text:p>K</text:p>
          </table:table-cell>
          <table:table-cell table:formula="of:=MONTH([.A14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2036" calcext:value-type="float">
            <text:p>-12036</text:p>
          </table:table-cell>
          <table:table-cell table:formula="of:=IF([.C150]&lt;0;&quot;K&quot;;&quot;D&quot;)" office:value-type="string" office:string-value="K" calcext:value-type="string">
            <text:p>K</text:p>
          </table:table-cell>
          <table:table-cell table:formula="of:=MONTH([.A15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800" calcext:value-type="float">
            <text:p>-2800</text:p>
          </table:table-cell>
          <table:table-cell table:formula="of:=IF([.C151]&lt;0;&quot;K&quot;;&quot;D&quot;)" office:value-type="string" office:string-value="K" calcext:value-type="string">
            <text:p>K</text:p>
          </table:table-cell>
          <table:table-cell table:formula="of:=MONTH([.A15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8" calcext:value-type="date">
            <text:p>08.06.20</text:p>
          </table:table-cell>
          <table:table-cell office:value-type="string" calcext:value-type="string">
            <text:p>MagazinProdukti</text:p>
          </table:table-cell>
          <table:table-cell office:value-type="float" office:value="-2950" calcext:value-type="float">
            <text:p>-2950</text:p>
          </table:table-cell>
          <table:table-cell table:formula="of:=IF([.C152]&lt;0;&quot;K&quot;;&quot;D&quot;)" office:value-type="string" office:string-value="K" calcext:value-type="string">
            <text:p>K</text:p>
          </table:table-cell>
          <table:table-cell table:formula="of:=MONTH([.A15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9" calcext:value-type="date">
            <text:p>09.06.20</text:p>
          </table:table-cell>
          <table:table-cell office:value-type="string" calcext:value-type="string">
            <text:p>ГРОШ</text:p>
          </table:table-cell>
          <table:table-cell office:value-type="float" office:value="-9780" calcext:value-type="float">
            <text:p>-9780</text:p>
          </table:table-cell>
          <table:table-cell table:formula="of:=IF([.C153]&lt;0;&quot;K&quot;;&quot;D&quot;)" office:value-type="string" office:string-value="K" calcext:value-type="string">
            <text:p>K</text:p>
          </table:table-cell>
          <table:table-cell table:formula="of:=MONTH([.A15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0" calcext:value-type="date">
            <text:p>10.06.20</text:p>
          </table:table-cell>
          <table:table-cell office:value-type="string" calcext:value-type="string">
            <text:p>WWW.PAY.VN.UA</text:p>
          </table:table-cell>
          <table:table-cell office:value-type="float" office:value="-64373" calcext:value-type="float">
            <text:p>-64373</text:p>
          </table:table-cell>
          <table:table-cell table:formula="of:=IF([.C154]&lt;0;&quot;K&quot;;&quot;D&quot;)" office:value-type="string" office:string-value="K" calcext:value-type="string">
            <text:p>K</text:p>
          </table:table-cell>
          <table:table-cell table:formula="of:=MONTH([.A15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0" calcext:value-type="date">
            <text:p>10.06.20</text:p>
          </table:table-cell>
          <table:table-cell office:value-type="string" calcext:value-type="string">
            <text:p>516874****7562</text:p>
          </table:table-cell>
          <table:table-cell office:value-type="float" office:value="-41809" calcext:value-type="float">
            <text:p>-41809</text:p>
          </table:table-cell>
          <table:table-cell table:formula="of:=IF([.C155]&lt;0;&quot;K&quot;;&quot;D&quot;)" office:value-type="string" office:string-value="K" calcext:value-type="string">
            <text:p>K</text:p>
          </table:table-cell>
          <table:table-cell table:formula="of:=MONTH([.A15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0" calcext:value-type="date">
            <text:p>10.06.20</text:p>
          </table:table-cell>
          <table:table-cell office:value-type="string" calcext:value-type="string">
            <text:p>АТБ</text:p>
          </table:table-cell>
          <table:table-cell office:value-type="float" office:value="-20270" calcext:value-type="float">
            <text:p>-20270</text:p>
          </table:table-cell>
          <table:table-cell table:formula="of:=IF([.C156]&lt;0;&quot;K&quot;;&quot;D&quot;)" office:value-type="string" office:string-value="K" calcext:value-type="string">
            <text:p>K</text:p>
          </table:table-cell>
          <table:table-cell table:formula="of:=MONTH([.A15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WOG</text:p>
          </table:table-cell>
          <table:table-cell office:value-type="float" office:value="-92015" calcext:value-type="float">
            <text:p>-92015</text:p>
          </table:table-cell>
          <table:table-cell table:formula="of:=IF([.C157]&lt;0;&quot;K&quot;;&quot;D&quot;)" office:value-type="string" office:string-value="K" calcext:value-type="string">
            <text:p>K</text:p>
          </table:table-cell>
          <table:table-cell table:formula="of:=MONTH([.A15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АТБ</text:p>
          </table:table-cell>
          <table:table-cell office:value-type="float" office:value="-8830" calcext:value-type="float">
            <text:p>-8830</text:p>
          </table:table-cell>
          <table:table-cell table:formula="of:=IF([.C158]&lt;0;&quot;K&quot;;&quot;D&quot;)" office:value-type="string" office:string-value="K" calcext:value-type="string">
            <text:p>K</text:p>
          </table:table-cell>
          <table:table-cell table:formula="of:=MONTH([.A15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OKKO</text:p>
          </table:table-cell>
          <table:table-cell office:value-type="float" office:value="-1900" calcext:value-type="float">
            <text:p>-1900</text:p>
          </table:table-cell>
          <table:table-cell table:formula="of:=IF([.C159]&lt;0;&quot;K&quot;;&quot;D&quot;)" office:value-type="string" office:string-value="K" calcext:value-type="string">
            <text:p>K</text:p>
          </table:table-cell>
          <table:table-cell table:formula="of:=MONTH([.A15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WOG</text:p>
          </table:table-cell>
          <table:table-cell office:value-type="float" office:value="-3250" calcext:value-type="float">
            <text:p>-3250</text:p>
          </table:table-cell>
          <table:table-cell table:formula="of:=IF([.C160]&lt;0;&quot;K&quot;;&quot;D&quot;)" office:value-type="string" office:string-value="K" calcext:value-type="string">
            <text:p>K</text:p>
          </table:table-cell>
          <table:table-cell table:formula="of:=MONTH([.A16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WOG</text:p>
          </table:table-cell>
          <table:table-cell office:value-type="float" office:value="-4200" calcext:value-type="float">
            <text:p>-4200</text:p>
          </table:table-cell>
          <table:table-cell table:formula="of:=IF([.C161]&lt;0;&quot;K&quot;;&quot;D&quot;)" office:value-type="string" office:string-value="K" calcext:value-type="string">
            <text:p>K</text:p>
          </table:table-cell>
          <table:table-cell table:formula="of:=MONTH([.A16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METRO</text:p>
          </table:table-cell>
          <table:table-cell office:value-type="float" office:value="-25420" calcext:value-type="float">
            <text:p>-25420</text:p>
          </table:table-cell>
          <table:table-cell table:formula="of:=IF([.C162]&lt;0;&quot;K&quot;;&quot;D&quot;)" office:value-type="string" office:string-value="K" calcext:value-type="string">
            <text:p>K</text:p>
          </table:table-cell>
          <table:table-cell table:formula="of:=MONTH([.A16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Гранд</text:p>
          </table:table-cell>
          <table:table-cell office:value-type="float" office:value="-9300" calcext:value-type="float">
            <text:p>-9300</text:p>
          </table:table-cell>
          <table:table-cell table:formula="of:=IF([.C163]&lt;0;&quot;K&quot;;&quot;D&quot;)" office:value-type="string" office:string-value="K" calcext:value-type="string">
            <text:p>K</text:p>
          </table:table-cell>
          <table:table-cell table:formula="of:=MONTH([.A16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Grand Pizza And Cake</text:p>
          </table:table-cell>
          <table:table-cell office:value-type="float" office:value="-4870" calcext:value-type="float">
            <text:p>-4870</text:p>
          </table:table-cell>
          <table:table-cell table:formula="of:=IF([.C164]&lt;0;&quot;K&quot;;&quot;D&quot;)" office:value-type="string" office:string-value="K" calcext:value-type="string">
            <text:p>K</text:p>
          </table:table-cell>
          <table:table-cell table:formula="of:=MONTH([.A16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2" calcext:value-type="date">
            <text:p>12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5291" calcext:value-type="float">
            <text:p>-25291</text:p>
          </table:table-cell>
          <table:table-cell table:formula="of:=IF([.C165]&lt;0;&quot;K&quot;;&quot;D&quot;)" office:value-type="string" office:string-value="K" calcext:value-type="string">
            <text:p>K</text:p>
          </table:table-cell>
          <table:table-cell table:formula="of:=MONTH([.A16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2" calcext:value-type="date">
            <text:p>12.06.20</text:p>
          </table:table-cell>
          <table:table-cell office:value-type="string" calcext:value-type="string">
            <text:p>Гранд</text:p>
          </table:table-cell>
          <table:table-cell office:value-type="float" office:value="-4550" calcext:value-type="float">
            <text:p>-4550</text:p>
          </table:table-cell>
          <table:table-cell table:formula="of:=IF([.C166]&lt;0;&quot;K&quot;;&quot;D&quot;)" office:value-type="string" office:string-value="K" calcext:value-type="string">
            <text:p>K</text:p>
          </table:table-cell>
          <table:table-cell table:formula="of:=MONTH([.A16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3" calcext:value-type="date">
            <text:p>13.06.20</text:p>
          </table:table-cell>
          <table:table-cell office:value-type="string" calcext:value-type="string">
            <text:p>TAT</text:p>
          </table:table-cell>
          <table:table-cell office:value-type="float" office:value="-3800" calcext:value-type="float">
            <text:p>-3800</text:p>
          </table:table-cell>
          <table:table-cell table:formula="of:=IF([.C167]&lt;0;&quot;K&quot;;&quot;D&quot;)" office:value-type="string" office:string-value="K" calcext:value-type="string">
            <text:p>K</text:p>
          </table:table-cell>
          <table:table-cell table:formula="of:=MONTH([.A16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TAT</text:p>
          </table:table-cell>
          <table:table-cell office:value-type="float" office:value="-2800" calcext:value-type="float">
            <text:p>-2800</text:p>
          </table:table-cell>
          <table:table-cell table:formula="of:=IF([.C168]&lt;0;&quot;K&quot;;&quot;D&quot;)" office:value-type="string" office:string-value="K" calcext:value-type="string">
            <text:p>K</text:p>
          </table:table-cell>
          <table:table-cell table:formula="of:=MONTH([.A16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АТБ</text:p>
          </table:table-cell>
          <table:table-cell office:value-type="float" office:value="-8120" calcext:value-type="float">
            <text:p>-8120</text:p>
          </table:table-cell>
          <table:table-cell table:formula="of:=IF([.C169]&lt;0;&quot;K&quot;;&quot;D&quot;)" office:value-type="string" office:string-value="K" calcext:value-type="string">
            <text:p>K</text:p>
          </table:table-cell>
          <table:table-cell table:formula="of:=MONTH([.A16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magazyn Rodynna kovbas</text:p>
          </table:table-cell>
          <table:table-cell office:value-type="float" office:value="-4070" calcext:value-type="float">
            <text:p>-4070</text:p>
          </table:table-cell>
          <table:table-cell table:formula="of:=IF([.C170]&lt;0;&quot;K&quot;;&quot;D&quot;)" office:value-type="string" office:string-value="K" calcext:value-type="string">
            <text:p>K</text:p>
          </table:table-cell>
          <table:table-cell table:formula="of:=MONTH([.A17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FOP REDCHIC MA</text:p>
          </table:table-cell>
          <table:table-cell office:value-type="float" office:value="-7040" calcext:value-type="float">
            <text:p>-7040</text:p>
          </table:table-cell>
          <table:table-cell table:formula="of:=IF([.C171]&lt;0;&quot;K&quot;;&quot;D&quot;)" office:value-type="string" office:string-value="K" calcext:value-type="string">
            <text:p>K</text:p>
          </table:table-cell>
          <table:table-cell table:formula="of:=MONTH([.A17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АТБ</text:p>
          </table:table-cell>
          <table:table-cell office:value-type="float" office:value="-32370" calcext:value-type="float">
            <text:p>-32370</text:p>
          </table:table-cell>
          <table:table-cell table:formula="of:=IF([.C172]&lt;0;&quot;K&quot;;&quot;D&quot;)" office:value-type="string" office:string-value="K" calcext:value-type="string">
            <text:p>K</text:p>
          </table:table-cell>
          <table:table-cell table:formula="of:=MONTH([.A17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Епіцентр</text:p>
          </table:table-cell>
          <table:table-cell office:value-type="float" office:value="-28326" calcext:value-type="float">
            <text:p>-28326</text:p>
          </table:table-cell>
          <table:table-cell table:formula="of:=IF([.C173]&lt;0;&quot;K&quot;;&quot;D&quot;)" office:value-type="string" office:string-value="K" calcext:value-type="string">
            <text:p>K</text:p>
          </table:table-cell>
          <table:table-cell table:formula="of:=MONTH([.A17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5" calcext:value-type="date">
            <text:p>15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6963" calcext:value-type="float">
            <text:p>-16963</text:p>
          </table:table-cell>
          <table:table-cell table:formula="of:=IF([.C174]&lt;0;&quot;K&quot;;&quot;D&quot;)" office:value-type="string" office:string-value="K" calcext:value-type="string">
            <text:p>K</text:p>
          </table:table-cell>
          <table:table-cell table:formula="of:=MONTH([.A1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5" calcext:value-type="date">
            <text:p>15.06.20</text:p>
          </table:table-cell>
          <table:table-cell office:value-type="string" calcext:value-type="string">
            <text:p>Гранд</text:p>
          </table:table-cell>
          <table:table-cell office:value-type="float" office:value="-9100" calcext:value-type="float">
            <text:p>-9100</text:p>
          </table:table-cell>
          <table:table-cell table:formula="of:=IF([.C175]&lt;0;&quot;K&quot;;&quot;D&quot;)" office:value-type="string" office:string-value="K" calcext:value-type="string">
            <text:p>K</text:p>
          </table:table-cell>
          <table:table-cell table:formula="of:=MONTH([.A17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ZooHouse1</text:p>
          </table:table-cell>
          <table:table-cell office:value-type="float" office:value="-26700" calcext:value-type="float">
            <text:p>-26700</text:p>
          </table:table-cell>
          <table:table-cell table:formula="of:=IF([.C176]&lt;0;&quot;K&quot;;&quot;D&quot;)" office:value-type="string" office:string-value="K" calcext:value-type="string">
            <text:p>K</text:p>
          </table:table-cell>
          <table:table-cell table:formula="of:=MONTH([.A17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WOG</text:p>
          </table:table-cell>
          <table:table-cell office:value-type="float" office:value="-76470" calcext:value-type="float">
            <text:p>-76470</text:p>
          </table:table-cell>
          <table:table-cell table:formula="of:=IF([.C177]&lt;0;&quot;K&quot;;&quot;D&quot;)" office:value-type="string" office:string-value="K" calcext:value-type="string">
            <text:p>K</text:p>
          </table:table-cell>
          <table:table-cell table:formula="of:=MONTH([.A17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4979" calcext:value-type="float">
            <text:p>-14979</text:p>
          </table:table-cell>
          <table:table-cell table:formula="of:=IF([.C178]&lt;0;&quot;K&quot;;&quot;D&quot;)" office:value-type="string" office:string-value="K" calcext:value-type="string">
            <text:p>K</text:p>
          </table:table-cell>
          <table:table-cell table:formula="of:=MONTH([.A17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EasyPay</text:p>
          </table:table-cell>
          <table:table-cell office:value-type="float" office:value="-41094" calcext:value-type="float">
            <text:p>-41094</text:p>
          </table:table-cell>
          <table:table-cell table:formula="of:=IF([.C179]&lt;0;&quot;K&quot;;&quot;D&quot;)" office:value-type="string" office:string-value="K" calcext:value-type="string">
            <text:p>K</text:p>
          </table:table-cell>
          <table:table-cell table:formula="of:=MONTH([.A17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EVEREST24.COM.UA</text:p>
          </table:table-cell>
          <table:table-cell office:value-type="float" office:value="-19500" calcext:value-type="float">
            <text:p>-19500</text:p>
          </table:table-cell>
          <table:table-cell table:formula="of:=IF([.C180]&lt;0;&quot;K&quot;;&quot;D&quot;)" office:value-type="string" office:string-value="K" calcext:value-type="string">
            <text:p>K</text:p>
          </table:table-cell>
          <table:table-cell table:formula="of:=MONTH([.A18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LIQPAY*Qnet</text:p>
          </table:table-cell>
          <table:table-cell office:value-type="float" office:value="-15450" calcext:value-type="float">
            <text:p>-15450</text:p>
          </table:table-cell>
          <table:table-cell table:formula="of:=IF([.C181]&lt;0;&quot;K&quot;;&quot;D&quot;)" office:value-type="string" office:string-value="K" calcext:value-type="string">
            <text:p>K</text:p>
          </table:table-cell>
          <table:table-cell table:formula="of:=MONTH([.A181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17" calcext:value-type="date">
            <text:p>17.06.20</text:p>
          </table:table-cell>
          <table:table-cell office:value-type="string" calcext:value-type="string">
            <text:p>Киевстар</text:p>
            <text:p>+380975073174</text:p>
          </table:table-cell>
          <table:table-cell office:value-type="float" office:value="-10000" calcext:value-type="float">
            <text:p>-10000</text:p>
          </table:table-cell>
          <table:table-cell table:formula="of:=IF([.C182]&lt;0;&quot;K&quot;;&quot;D&quot;)" office:value-type="string" office:string-value="K" calcext:value-type="string">
            <text:p>K</text:p>
          </table:table-cell>
          <table:table-cell table:formula="of:=MONTH([.A1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7" calcext:value-type="date">
            <text:p>17.06.20</text:p>
          </table:table-cell>
          <table:table-cell office:value-type="string" calcext:value-type="string">
            <text:p>Гранд</text:p>
          </table:table-cell>
          <table:table-cell office:value-type="float" office:value="-8440" calcext:value-type="float">
            <text:p>-8440</text:p>
          </table:table-cell>
          <table:table-cell table:formula="of:=IF([.C183]&lt;0;&quot;K&quot;;&quot;D&quot;)" office:value-type="string" office:string-value="K" calcext:value-type="string">
            <text:p>K</text:p>
          </table:table-cell>
          <table:table-cell table:formula="of:=MONTH([.A183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18" calcext:value-type="date">
            <text:p>18.06.20</text:p>
          </table:table-cell>
          <table:table-cell office:value-type="string" calcext:value-type="string">
            <text:p>Киевстар</text:p>
            <text:p>+380672944583</text:p>
          </table:table-cell>
          <table:table-cell office:value-type="float" office:value="-16000" calcext:value-type="float">
            <text:p>-16000</text:p>
          </table:table-cell>
          <table:table-cell table:formula="of:=IF([.C184]&lt;0;&quot;K&quot;;&quot;D&quot;)" office:value-type="string" office:string-value="K" calcext:value-type="string">
            <text:p>K</text:p>
          </table:table-cell>
          <table:table-cell table:formula="of:=MONTH([.A18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8" calcext:value-type="date">
            <text:p>18.06.20</text:p>
          </table:table-cell>
          <table:table-cell office:value-type="string" calcext:value-type="string">
            <text:p>Гранд</text:p>
          </table:table-cell>
          <table:table-cell office:value-type="float" office:value="-9100" calcext:value-type="float">
            <text:p>-9100</text:p>
          </table:table-cell>
          <table:table-cell table:formula="of:=IF([.C185]&lt;0;&quot;K&quot;;&quot;D&quot;)" office:value-type="string" office:string-value="K" calcext:value-type="string">
            <text:p>K</text:p>
          </table:table-cell>
          <table:table-cell table:formula="of:=MONTH([.A18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8" calcext:value-type="date">
            <text:p>18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1794" calcext:value-type="float">
            <text:p>-21794</text:p>
          </table:table-cell>
          <table:table-cell table:formula="of:=IF([.C186]&lt;0;&quot;K&quot;;&quot;D&quot;)" office:value-type="string" office:string-value="K" calcext:value-type="string">
            <text:p>K</text:p>
          </table:table-cell>
          <table:table-cell table:formula="of:=MONTH([.A18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9" calcext:value-type="date">
            <text:p>19.06.20</text:p>
          </table:table-cell>
          <table:table-cell office:value-type="string" calcext:value-type="string">
            <text:p>АТБ</text:p>
          </table:table-cell>
          <table:table-cell office:value-type="float" office:value="-22200" calcext:value-type="float">
            <text:p>-22200</text:p>
          </table:table-cell>
          <table:table-cell table:formula="of:=IF([.C187]&lt;0;&quot;K&quot;;&quot;D&quot;)" office:value-type="string" office:string-value="K" calcext:value-type="string">
            <text:p>K</text:p>
          </table:table-cell>
          <table:table-cell table:formula="of:=MONTH([.A18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9" calcext:value-type="date">
            <text:p>19.06.20</text:p>
          </table:table-cell>
          <table:table-cell office:value-type="string" calcext:value-type="string">
            <text:p>McDonalds</text:p>
          </table:table-cell>
          <table:table-cell office:value-type="float" office:value="-17800" calcext:value-type="float">
            <text:p>-17800</text:p>
          </table:table-cell>
          <table:table-cell table:formula="of:=IF([.C188]&lt;0;&quot;K&quot;;&quot;D&quot;)" office:value-type="string" office:string-value="K" calcext:value-type="string">
            <text:p>K</text:p>
          </table:table-cell>
          <table:table-cell table:formula="of:=MONTH([.A18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9" calcext:value-type="date">
            <text:p>19.06.20</text:p>
          </table:table-cell>
          <table:table-cell office:value-type="string" calcext:value-type="string">
            <text:p>METRO</text:p>
          </table:table-cell>
          <table:table-cell office:value-type="float" office:value="-34381" calcext:value-type="float">
            <text:p>-34381</text:p>
          </table:table-cell>
          <table:table-cell table:formula="of:=IF([.C189]&lt;0;&quot;K&quot;;&quot;D&quot;)" office:value-type="string" office:string-value="K" calcext:value-type="string">
            <text:p>K</text:p>
          </table:table-cell>
          <table:table-cell table:formula="of:=MONTH([.A18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9" calcext:value-type="date">
            <text:p>19.06.20</text:p>
          </table:table-cell>
          <table:table-cell office:value-type="string" calcext:value-type="string">
            <text:p>Сільпо</text:p>
          </table:table-cell>
          <table:table-cell office:value-type="float" office:value="-24124" calcext:value-type="float">
            <text:p>-24124</text:p>
          </table:table-cell>
          <table:table-cell table:formula="of:=IF([.C190]&lt;0;&quot;K&quot;;&quot;D&quot;)" office:value-type="string" office:string-value="K" calcext:value-type="string">
            <text:p>K</text:p>
          </table:table-cell>
          <table:table-cell table:formula="of:=MONTH([.A19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0" calcext:value-type="date">
            <text:p>20.06.20</text:p>
          </table:table-cell>
          <table:table-cell office:value-type="string" calcext:value-type="string">
            <text:p>ГРОШ</text:p>
          </table:table-cell>
          <table:table-cell office:value-type="float" office:value="-11976" calcext:value-type="float">
            <text:p>-11976</text:p>
          </table:table-cell>
          <table:table-cell table:formula="of:=IF([.C191]&lt;0;&quot;K&quot;;&quot;D&quot;)" office:value-type="string" office:string-value="K" calcext:value-type="string">
            <text:p>K</text:p>
          </table:table-cell>
          <table:table-cell table:formula="of:=MONTH([.A19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0" calcext:value-type="date">
            <text:p>20.06.20</text:p>
          </table:table-cell>
          <table:table-cell office:value-type="string" calcext:value-type="string">
            <text:p>METRO</text:p>
          </table:table-cell>
          <table:table-cell office:value-type="float" office:value="-42735" calcext:value-type="float">
            <text:p>-42735</text:p>
          </table:table-cell>
          <table:table-cell table:formula="of:=IF([.C192]&lt;0;&quot;K&quot;;&quot;D&quot;)" office:value-type="string" office:string-value="K" calcext:value-type="string">
            <text:p>K</text:p>
          </table:table-cell>
          <table:table-cell table:formula="of:=MONTH([.A19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1" calcext:value-type="date">
            <text:p>21.06.20</text:p>
          </table:table-cell>
          <table:table-cell office:value-type="string" calcext:value-type="string">
            <text:p>Megasantehnika</text:p>
          </table:table-cell>
          <table:table-cell office:value-type="float" office:value="-40000" calcext:value-type="float">
            <text:p>-40000</text:p>
          </table:table-cell>
          <table:table-cell table:formula="of:=IF([.C193]&lt;0;&quot;K&quot;;&quot;D&quot;)" office:value-type="string" office:string-value="K" calcext:value-type="string">
            <text:p>K</text:p>
          </table:table-cell>
          <table:table-cell table:formula="of:=MONTH([.A19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2" calcext:value-type="date">
            <text:p>22.06.20</text:p>
          </table:table-cell>
          <table:table-cell office:value-type="string" calcext:value-type="string">
            <text:p>Гранд</text:p>
          </table:table-cell>
          <table:table-cell office:value-type="float" office:value="-4550" calcext:value-type="float">
            <text:p>-4550</text:p>
          </table:table-cell>
          <table:table-cell table:formula="of:=IF([.C194]&lt;0;&quot;K&quot;;&quot;D&quot;)" office:value-type="string" office:string-value="K" calcext:value-type="string">
            <text:p>K</text:p>
          </table:table-cell>
          <table:table-cell table:formula="of:=MONTH([.A19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2" calcext:value-type="date">
            <text:p>22.06.20</text:p>
          </table:table-cell>
          <table:table-cell office:value-type="string" calcext:value-type="string">
            <text:p>Grand Pizza And Cake</text:p>
          </table:table-cell>
          <table:table-cell office:value-type="float" office:value="-38984" calcext:value-type="float">
            <text:p>-38984</text:p>
          </table:table-cell>
          <table:table-cell table:formula="of:=IF([.C195]&lt;0;&quot;K&quot;;&quot;D&quot;)" office:value-type="string" office:string-value="K" calcext:value-type="string">
            <text:p>K</text:p>
          </table:table-cell>
          <table:table-cell table:formula="of:=MONTH([.A19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3" calcext:value-type="date">
            <text:p>23.06.20</text:p>
          </table:table-cell>
          <table:table-cell office:value-type="string" calcext:value-type="string">
            <text:p>Корона</text:p>
          </table:table-cell>
          <table:table-cell office:value-type="float" office:value="-6049" calcext:value-type="float">
            <text:p>-6049</text:p>
          </table:table-cell>
          <table:table-cell table:formula="of:=IF([.C196]&lt;0;&quot;K&quot;;&quot;D&quot;)" office:value-type="string" office:string-value="K" calcext:value-type="string">
            <text:p>K</text:p>
          </table:table-cell>
          <table:table-cell table:formula="of:=MONTH([.A19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4" calcext:value-type="date">
            <text:p>24.06.20</text:p>
          </table:table-cell>
          <table:table-cell office:value-type="string" calcext:value-type="string">
            <text:p>Гранд</text:p>
          </table:table-cell>
          <table:table-cell office:value-type="float" office:value="-4550" calcext:value-type="float">
            <text:p>-4550</text:p>
          </table:table-cell>
          <table:table-cell table:formula="of:=IF([.C197]&lt;0;&quot;K&quot;;&quot;D&quot;)" office:value-type="string" office:string-value="K" calcext:value-type="string">
            <text:p>K</text:p>
          </table:table-cell>
          <table:table-cell table:formula="of:=MONTH([.A19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4" calcext:value-type="date">
            <text:p>24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970" calcext:value-type="float">
            <text:p>-2970</text:p>
          </table:table-cell>
          <table:table-cell table:formula="of:=IF([.C198]&lt;0;&quot;K&quot;;&quot;D&quot;)" office:value-type="string" office:string-value="K" calcext:value-type="string">
            <text:p>K</text:p>
          </table:table-cell>
          <table:table-cell table:formula="of:=MONTH([.A198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25" calcext:value-type="date">
            <text:p>25.06.20</text:p>
          </table:table-cell>
          <table:table-cell office:value-type="string" calcext:value-type="string">
            <text:p>Киевстар</text:p>
            <text:p>+380982735967</text:p>
          </table:table-cell>
          <table:table-cell office:value-type="float" office:value="-10000" calcext:value-type="float">
            <text:p>-10000</text:p>
          </table:table-cell>
          <table:table-cell table:formula="of:=IF([.C199]&lt;0;&quot;K&quot;;&quot;D&quot;)" office:value-type="string" office:string-value="K" calcext:value-type="string">
            <text:p>K</text:p>
          </table:table-cell>
          <table:table-cell table:formula="of:=MONTH([.A19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5" calcext:value-type="date">
            <text:p>25.06.20</text:p>
          </table:table-cell>
          <table:table-cell office:value-type="string" calcext:value-type="string">
            <text:p>Apteka50PHarmavin</text:p>
          </table:table-cell>
          <table:table-cell office:value-type="float" office:value="-4986" calcext:value-type="float">
            <text:p>-4986</text:p>
          </table:table-cell>
          <table:table-cell table:formula="of:=IF([.C200]&lt;0;&quot;K&quot;;&quot;D&quot;)" office:value-type="string" office:string-value="K" calcext:value-type="string">
            <text:p>K</text:p>
          </table:table-cell>
          <table:table-cell table:formula="of:=MONTH([.A20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5" calcext:value-type="date">
            <text:p>25.06.20</text:p>
          </table:table-cell>
          <table:table-cell office:value-type="string" calcext:value-type="string">
            <text:p>MAGAZYN 1163</text:p>
          </table:table-cell>
          <table:table-cell office:value-type="float" office:value="-10770" calcext:value-type="float">
            <text:p>-10770</text:p>
          </table:table-cell>
          <table:table-cell table:formula="of:=IF([.C201]&lt;0;&quot;K&quot;;&quot;D&quot;)" office:value-type="string" office:string-value="K" calcext:value-type="string">
            <text:p>K</text:p>
          </table:table-cell>
          <table:table-cell table:formula="of:=MONTH([.A20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5" calcext:value-type="date">
            <text:p>25.06.20</text:p>
          </table:table-cell>
          <table:table-cell office:value-type="string" calcext:value-type="string">
            <text:p>WOG</text:p>
          </table:table-cell>
          <table:table-cell office:value-type="float" office:value="-76470" calcext:value-type="float">
            <text:p>-76470</text:p>
          </table:table-cell>
          <table:table-cell table:formula="of:=IF([.C202]&lt;0;&quot;K&quot;;&quot;D&quot;)" office:value-type="string" office:string-value="K" calcext:value-type="string">
            <text:p>K</text:p>
          </table:table-cell>
          <table:table-cell table:formula="of:=MONTH([.A20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string" calcext:value-type="string">
            <text:p>Сільпо</text:p>
          </table:table-cell>
          <table:table-cell office:value-type="float" office:value="-9345" calcext:value-type="float">
            <text:p>-9345</text:p>
          </table:table-cell>
          <table:table-cell table:formula="of:=IF([.C203]&lt;0;&quot;K&quot;;&quot;D&quot;)" office:value-type="string" office:string-value="K" calcext:value-type="string">
            <text:p>K</text:p>
          </table:table-cell>
          <table:table-cell table:formula="of:=MONTH([.A20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string" calcext:value-type="string">
            <text:p>АТБ</text:p>
          </table:table-cell>
          <table:table-cell office:value-type="float" office:value="-14590" calcext:value-type="float">
            <text:p>-14590</text:p>
          </table:table-cell>
          <table:table-cell table:formula="of:=IF([.C204]&lt;0;&quot;K&quot;;&quot;D&quot;)" office:value-type="string" office:string-value="K" calcext:value-type="string">
            <text:p>K</text:p>
          </table:table-cell>
          <table:table-cell table:formula="of:=MONTH([.A2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6153" calcext:value-type="float">
            <text:p>-6153</text:p>
          </table:table-cell>
          <table:table-cell table:formula="of:=IF([.C205]&lt;0;&quot;K&quot;;&quot;D&quot;)" office:value-type="string" office:string-value="K" calcext:value-type="string">
            <text:p>K</text:p>
          </table:table-cell>
          <table:table-cell table:formula="of:=MONTH([.A20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400" calcext:value-type="float">
            <text:p>-1400</text:p>
          </table:table-cell>
          <table:table-cell table:formula="of:=IF([.C206]&lt;0;&quot;K&quot;;&quot;D&quot;)" office:value-type="string" office:string-value="K" calcext:value-type="string">
            <text:p>K</text:p>
          </table:table-cell>
          <table:table-cell table:formula="of:=MONTH([.A20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7" calcext:value-type="date">
            <text:p>27.06.20</text:p>
          </table:table-cell>
          <table:table-cell office:value-type="string" calcext:value-type="string">
            <text:p>METRO</text:p>
          </table:table-cell>
          <table:table-cell office:value-type="float" office:value="-40926" calcext:value-type="float">
            <text:p>-40926</text:p>
          </table:table-cell>
          <table:table-cell table:formula="of:=IF([.C207]&lt;0;&quot;K&quot;;&quot;D&quot;)" office:value-type="string" office:string-value="K" calcext:value-type="string">
            <text:p>K</text:p>
          </table:table-cell>
          <table:table-cell table:formula="of:=MONTH([.A20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7" calcext:value-type="date">
            <text:p>27.06.20</text:p>
          </table:table-cell>
          <table:table-cell office:value-type="string" calcext:value-type="string">
            <text:p>Табакерка</text:p>
          </table:table-cell>
          <table:table-cell office:value-type="float" office:value="-9100" calcext:value-type="float">
            <text:p>-9100</text:p>
          </table:table-cell>
          <table:table-cell table:formula="of:=IF([.C208]&lt;0;&quot;K&quot;;&quot;D&quot;)" office:value-type="string" office:string-value="K" calcext:value-type="string">
            <text:p>K</text:p>
          </table:table-cell>
          <table:table-cell table:formula="of:=MONTH([.A2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8" calcext:value-type="date">
            <text:p>28.06.20</text:p>
          </table:table-cell>
          <table:table-cell office:value-type="string" calcext:value-type="string">
            <text:p>Fantan</text:p>
          </table:table-cell>
          <table:table-cell office:value-type="float" office:value="-214500" calcext:value-type="float">
            <text:p>-214500</text:p>
          </table:table-cell>
          <table:table-cell table:formula="of:=IF([.C209]&lt;0;&quot;K&quot;;&quot;D&quot;)" office:value-type="string" office:string-value="K" calcext:value-type="string">
            <text:p>K</text:p>
          </table:table-cell>
          <table:table-cell table:formula="of:=MONTH([.A20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8" calcext:value-type="date">
            <text:p>28.06.20</text:p>
          </table:table-cell>
          <table:table-cell office:value-type="string" calcext:value-type="string">
            <text:p>АТБ</text:p>
          </table:table-cell>
          <table:table-cell office:value-type="float" office:value="-6610" calcext:value-type="float">
            <text:p>-6610</text:p>
          </table:table-cell>
          <table:table-cell table:formula="of:=IF([.C210]&lt;0;&quot;K&quot;;&quot;D&quot;)" office:value-type="string" office:string-value="K" calcext:value-type="string">
            <text:p>K</text:p>
          </table:table-cell>
          <table:table-cell table:formula="of:=MONTH([.A21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9" calcext:value-type="date">
            <text:p>29.06.20</text:p>
          </table:table-cell>
          <table:table-cell office:value-type="string" calcext:value-type="string">
            <text:p>ГРОШ</text:p>
          </table:table-cell>
          <table:table-cell office:value-type="float" office:value="-47659" calcext:value-type="float">
            <text:p>-47659</text:p>
          </table:table-cell>
          <table:table-cell table:formula="of:=IF([.C211]&lt;0;&quot;K&quot;;&quot;D&quot;)" office:value-type="string" office:string-value="K" calcext:value-type="string">
            <text:p>K</text:p>
          </table:table-cell>
          <table:table-cell table:formula="of:=MONTH([.A21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9" calcext:value-type="date">
            <text:p>29.06.20</text:p>
          </table:table-cell>
          <table:table-cell office:value-type="string" calcext:value-type="string">
            <text:p>Гранд</text:p>
          </table:table-cell>
          <table:table-cell office:value-type="float" office:value="-4901" calcext:value-type="float">
            <text:p>-4901</text:p>
          </table:table-cell>
          <table:table-cell table:formula="of:=IF([.C212]&lt;0;&quot;K&quot;;&quot;D&quot;)" office:value-type="string" office:string-value="K" calcext:value-type="string">
            <text:p>K</text:p>
          </table:table-cell>
          <table:table-cell table:formula="of:=MONTH([.A21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9" calcext:value-type="date">
            <text:p>29.06.20</text:p>
          </table:table-cell>
          <table:table-cell office:value-type="string" calcext:value-type="string">
            <text:p>АТБ</text:p>
          </table:table-cell>
          <table:table-cell office:value-type="float" office:value="-43140" calcext:value-type="float">
            <text:p>-43140</text:p>
          </table:table-cell>
          <table:table-cell table:formula="of:=IF([.C213]&lt;0;&quot;K&quot;;&quot;D&quot;)" office:value-type="string" office:string-value="K" calcext:value-type="string">
            <text:p>K</text:p>
          </table:table-cell>
          <table:table-cell table:formula="of:=MONTH([.A21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30" calcext:value-type="date">
            <text:p>30.06.20</text:p>
          </table:table-cell>
          <table:table-cell office:value-type="string" calcext:value-type="string">
            <text:p>Лінда-Фарм</text:p>
          </table:table-cell>
          <table:table-cell office:value-type="float" office:value="-3300" calcext:value-type="float">
            <text:p>-3300</text:p>
          </table:table-cell>
          <table:table-cell table:formula="of:=IF([.C214]&lt;0;&quot;K&quot;;&quot;D&quot;)" office:value-type="string" office:string-value="K" calcext:value-type="string">
            <text:p>K</text:p>
          </table:table-cell>
          <table:table-cell table:formula="of:=MONTH([.A21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30" calcext:value-type="date">
            <text:p>30.06.20</text:p>
          </table:table-cell>
          <table:table-cell office:value-type="string" calcext:value-type="string">
            <text:p>Корона</text:p>
          </table:table-cell>
          <table:table-cell office:value-type="float" office:value="-10987" calcext:value-type="float">
            <text:p>-10987</text:p>
          </table:table-cell>
          <table:table-cell table:formula="of:=IF([.C215]&lt;0;&quot;K&quot;;&quot;D&quot;)" office:value-type="string" office:string-value="K" calcext:value-type="string">
            <text:p>K</text:p>
          </table:table-cell>
          <table:table-cell table:formula="of:=MONTH([.A215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</table:table>
      <table:table table:name="Сводная таблица_Лист1_2_1" table:style-name="ta1">
        <table:shapes>
          <draw:frame draw:z-index="0" draw:style-name="gr1" draw:text-style-name="P1" svg:width="15.999cm" svg:height="8.999cm" svg:x="20.615cm" svg:y="1.09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Фильтр</text:p>
          </table:table-cell>
          <table:table-cell table:number-columns-repeated="3"/>
        </table:table-row>
        <table:table-row table:style-name="ro1">
          <table:table-cell table:style-name="Pivot_20_Table_20_Field" office:value-type="string" calcext:value-type="string">
            <text:p>description</text:p>
          </table:table-cell>
          <table:table-cell table:style-name="ce23" office:value-type="string" calcext:value-type="string">
            <text:p>- все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8" office:value-type="string" calcext:value-type="string">
            <text:p>Сумма - amount</text:p>
          </table:table-cell>
          <table:table-cell table:style-name="ce24" office:value-type="string" calcext:value-type="string">
            <text:p>operation type</text:p>
          </table:table-cell>
          <table:table-cell table:style-name="ce30"/>
          <table:table-cell table:style-name="ce36"/>
        </table:table-row>
        <table:table-row table:style-name="ro1">
          <table:table-cell table:style-name="ce19" office:value-type="string" calcext:value-type="string">
            <text:p>month</text:p>
          </table:table-cell>
          <table:table-cell table:style-name="ce25" office:value-type="string" calcext:value-type="string">
            <text:p>D</text:p>
          </table:table-cell>
          <table:table-cell table:style-name="ce31" office:value-type="string" calcext:value-type="string">
            <text:p>K</text:p>
          </table:table-cell>
          <table:table-cell table:style-name="ce37" office:value-type="string" calcext:value-type="string">
            <text:p>Итог Результат</text:p>
          </table:table-cell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6"/>
          <table:table-cell table:style-name="ce32" office:value-type="float" office:value="-1934828" calcext:value-type="float">
            <text:p>-1934828</text:p>
          </table:table-cell>
          <table:table-cell table:style-name="ce38" office:value-type="float" office:value="-1934828" calcext:value-type="float">
            <text:p>-1934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" office:value-type="float" office:value="4778465" calcext:value-type="float">
            <text:p>4778465</text:p>
          </table:table-cell>
          <table:table-cell table:style-name="ce33" office:value-type="float" office:value="-386554" calcext:value-type="float">
            <text:p>-386554</text:p>
          </table:table-cell>
          <table:table-cell table:style-name="ce39" office:value-type="float" office:value="4391911" calcext:value-type="float">
            <text:p>43919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float" office:value="12472" calcext:value-type="float">
            <text:p>12472</text:p>
          </table:table-cell>
          <table:table-cell table:style-name="ce34" office:value-type="float" office:value="-4175765" calcext:value-type="float">
            <text:p>-4175765</text:p>
          </table:table-cell>
          <table:table-cell table:style-name="ce40" office:value-type="float" office:value="-4163293" calcext:value-type="float">
            <text:p>-4163293</text:p>
          </table:table-cell>
        </table:table-row>
        <table:table-row table:style-name="ro1">
          <table:table-cell table:style-name="ce22" office:value-type="string" calcext:value-type="string">
            <text:p>Итог Результат</text:p>
          </table:table-cell>
          <table:table-cell table:style-name="ce29" office:value-type="float" office:value="4790937" calcext:value-type="float">
            <text:p>4790937</text:p>
          </table:table-cell>
          <table:table-cell table:style-name="ce35" office:value-type="float" office:value="-6497147" calcext:value-type="float">
            <text:p>-6497147</text:p>
          </table:table-cell>
          <table:table-cell table:style-name="ce41" office:value-type="float" office:value="-1706210" calcext:value-type="float">
            <text:p>-1706210</text:p>
          </table:table-cell>
        </table:table-row>
      </table:table>
      <table:named-expressions/>
      <table:data-pilot-tables>
        <table:data-pilot-table table:name="DataPilot1" table:application-data="" table:target-range-address="'Сводная таблица_Лист1_2_1'.A1:'Сводная таблица_Лист1_2_1'.D9" table:buttons="'Сводная таблица_Лист1_2_1'.A1 'Сводная таблица_Лист1_2_1'.A2 'Сводная таблица_Лист1_2_1'.A5 'Сводная таблица_Лист1_2_1'.B4">
          <table:source-cell-range table:cell-range-address="Лист1_2.A1:Лист1_2.E215"/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page" table:used-hierarchy="0" table:function="auto" loext:ignore-selected-page="true" table:selected-page="50 лет победы 12">
            <table:data-pilot-level table:show-empty="false" calcext:repeat-item-labels="false">
              <table:data-pilot-members>
                <table:data-pilot-member table:name="50 лет победы 12" table:display="true" table:show-details="true"/>
                <table:data-pilot-member table:name="516874****7562" table:display="true" table:show-details="true"/>
                <table:data-pilot-member table:name="537523****4293" table:display="true" table:show-details="true"/>
                <table:data-pilot-member table:name="Аптека «Бажаємо здоров’я»" table:display="true" table:show-details="true"/>
                <table:data-pilot-member table:name="АТБ" table:display="true" table:show-details="true"/>
                <table:data-pilot-member table:name="Виведення кешбеку 105.16₴" table:display="true" table:show-details="true"/>
                <table:data-pilot-member table:name="Від: 519745****0174" table:display="true" table:show-details="true"/>
                <table:data-pilot-member table:name="Від: 525822****4830" table:display="true" table:show-details="true"/>
                <table:data-pilot-member table:name="Від: Володимир Х." table:display="true" table:show-details="true"/>
                <table:data-pilot-member table:name="Відсотки за травень" table:display="true" table:show-details="true"/>
                <table:data-pilot-member table:name="Гастроном &quot;Українські Товари&quot;" table:display="true" table:show-details="true"/>
                <table:data-pilot-member table:name="Гранд" table:display="true" table:show-details="true"/>
                <table:data-pilot-member table:name="ГРОШ" table:display="true" table:show-details="true"/>
                <table:data-pilot-member table:name="Епіцентр" table:display="true" table:show-details="true"/>
                <table:data-pilot-member table:name="Киевстар&#10;+380672944583" table:display="true" table:show-details="true"/>
                <table:data-pilot-member table:name="Киевстар&#10;+380966265305" table:display="true" table:show-details="true"/>
                <table:data-pilot-member table:name="Киевстар&#10;+380975073174" table:display="true" table:show-details="true"/>
                <table:data-pilot-member table:name="Киевстар&#10;+380982735967" table:display="true" table:show-details="true"/>
                <table:data-pilot-member table:name="Корона" table:display="true" table:show-details="true"/>
                <table:data-pilot-member table:name="Космонавтов 46" table:display="true" table:show-details="true"/>
                <table:data-pilot-member table:name="Лінда-Фарм" table:display="true" table:show-details="true"/>
                <table:data-pilot-member table:name="Медтехника" table:display="true" table:show-details="true"/>
                <table:data-pilot-member table:name="Нова пошта" table:display="true" table:show-details="true"/>
                <table:data-pilot-member table:name="Сільпо" table:display="true" table:show-details="true"/>
                <table:data-pilot-member table:name="Табакерка" table:display="true" table:show-details="true"/>
                <table:data-pilot-member table:name="Aptechniy01" table:display="true" table:show-details="true"/>
                <table:data-pilot-member table:name="APTEKA 2" table:display="true" table:show-details="true"/>
                <table:data-pilot-member table:name="Apteka100PHarmavin" table:display="true" table:show-details="true"/>
                <table:data-pilot-member table:name="Apteka103PHarmavin" table:display="true" table:show-details="true"/>
                <table:data-pilot-member table:name="Apteka12PHARMAVIN" table:display="true" table:show-details="true"/>
                <table:data-pilot-member table:name="Apteka50PHarmavin" table:display="true" table:show-details="true"/>
                <table:data-pilot-member table:name="Apteka51PHarmavin" table:display="true" table:show-details="true"/>
                <table:data-pilot-member table:name="APTEKAPHARMAVIN" table:display="true" table:show-details="true"/>
                <table:data-pilot-member table:name="AVTOMAGAZUN" table:display="true" table:show-details="true"/>
                <table:data-pilot-member table:name="Beer Market" table:display="true" table:show-details="true"/>
                <table:data-pilot-member table:name="EasyPay" table:display="true" table:show-details="true"/>
                <table:data-pilot-member table:name="EVEREST24.COM.UA" table:display="true" table:show-details="true"/>
                <table:data-pilot-member table:name="Fantan" table:display="true" table:show-details="true"/>
                <table:data-pilot-member table:name="FOP REDCHIC MA" table:display="true" table:show-details="true"/>
                <table:data-pilot-member table:name="Grand Pizza And Cake" table:display="true" table:show-details="true"/>
                <table:data-pilot-member table:name="Lifecell&#10;+380938341621" table:display="true" table:show-details="true"/>
                <table:data-pilot-member table:name="LIQPAY*Qnet" table:display="true" table:show-details="true"/>
                <table:data-pilot-member table:name="MagazinProdukti" table:display="true" table:show-details="true"/>
                <table:data-pilot-member table:name="MAGAZINUKRAINOCHKA1" table:display="true" table:show-details="true"/>
                <table:data-pilot-member table:name="MagazinUkrainskitovari" table:display="true" table:show-details="true"/>
                <table:data-pilot-member table:name="MAGAZYN 1163" table:display="true" table:show-details="true"/>
                <table:data-pilot-member table:name="magazyn Rodynna kovbas" table:display="true" table:show-details="true"/>
                <table:data-pilot-member table:name="MARKET PLYUS" table:display="true" table:show-details="true"/>
                <table:data-pilot-member table:name="McDonalds" table:display="true" table:show-details="true"/>
                <table:data-pilot-member table:name="Megasantehnika" table:display="true" table:show-details="true"/>
                <table:data-pilot-member table:name="METRO" table:display="true" table:show-details="true"/>
                <table:data-pilot-member table:name="MIROVAJA APTEKA N3" table:display="true" table:show-details="true"/>
                <table:data-pilot-member table:name="OKKO" table:display="true" table:show-details="true"/>
                <table:data-pilot-member table:name="TAT" table:display="true" table:show-details="true"/>
                <table:data-pilot-member table:name="Ukrainskitovari" table:display="true" table:show-details="true"/>
                <table:data-pilot-member table:name="UKRAYINOCHKA" table:display="true" table:show-details="true"/>
                <table:data-pilot-member table:name="Vodafone&#10;+380667790936" table:display="true" table:show-details="true"/>
                <table:data-pilot-member table:name="VROAPTEKA" table:display="true" table:show-details="true"/>
                <table:data-pilot-member table:name="WOG" table:display="true" table:show-details="true"/>
                <table:data-pilot-member table:name="WWW.PAY.VN.UA" table:display="true" table:show-details="true"/>
                <table:data-pilot-member table:name="ZooHouse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eration type" table:orientation="column" table:used-hierarchy="0" table:function="auto">
            <table:data-pilot-level table:show-empty="false" calcext:repeat-item-labels="false">
              <table:data-pilot-members>
                <table:data-pilot-member table:name="D" table:display="true" table:show-details="true"/>
                <table:data-pilot-member table:name="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mount" table:orientation="data" table:used-hierarchy="0" table:function="sum">
            <table:data-pilot-level table:show-empty="false" calcext:repeat-item-labels="false">
              <table:data-pilot-members>
                <table:data-pilot-member table:name="-1000000" table:display="true" table:show-details="true"/>
                <table:data-pilot-member table:name="-410000" table:display="true" table:show-details="true"/>
                <table:data-pilot-member table:name="-214500" table:display="true" table:show-details="true"/>
                <table:data-pilot-member table:name="-128790" table:display="true" table:show-details="true"/>
                <table:data-pilot-member table:name="-107652" table:display="true" table:show-details="true"/>
                <table:data-pilot-member table:name="-99855" table:display="true" table:show-details="true"/>
                <table:data-pilot-member table:name="-96215" table:display="true" table:show-details="true"/>
                <table:data-pilot-member table:name="-92015" table:display="true" table:show-details="true"/>
                <table:data-pilot-member table:name="-87000" table:display="true" table:show-details="true"/>
                <table:data-pilot-member table:name="-84670" table:display="true" table:show-details="true"/>
                <table:data-pilot-member table:name="-80970" table:display="true" table:show-details="true"/>
                <table:data-pilot-member table:name="-80470" table:display="true" table:show-details="true"/>
                <table:data-pilot-member table:name="-76470" table:display="true" table:show-details="true"/>
                <table:data-pilot-member table:name="-74325" table:display="true" table:show-details="true"/>
                <table:data-pilot-member table:name="-70532" table:display="true" table:show-details="true"/>
                <table:data-pilot-member table:name="-66094" table:display="true" table:show-details="true"/>
                <table:data-pilot-member table:name="-64975" table:display="true" table:show-details="true"/>
                <table:data-pilot-member table:name="-64373" table:display="true" table:show-details="true"/>
                <table:data-pilot-member table:name="-63950" table:display="true" table:show-details="true"/>
                <table:data-pilot-member table:name="-47659" table:display="true" table:show-details="true"/>
                <table:data-pilot-member table:name="-44429" table:display="true" table:show-details="true"/>
                <table:data-pilot-member table:name="-43140" table:display="true" table:show-details="true"/>
                <table:data-pilot-member table:name="-42735" table:display="true" table:show-details="true"/>
                <table:data-pilot-member table:name="-42020" table:display="true" table:show-details="true"/>
                <table:data-pilot-member table:name="-41809" table:display="true" table:show-details="true"/>
                <table:data-pilot-member table:name="-41094" table:display="true" table:show-details="true"/>
                <table:data-pilot-member table:name="-40926" table:display="true" table:show-details="true"/>
                <table:data-pilot-member table:name="-40000" table:display="true" table:show-details="true"/>
                <table:data-pilot-member table:name="-39735" table:display="true" table:show-details="true"/>
                <table:data-pilot-member table:name="-38984" table:display="true" table:show-details="true"/>
                <table:data-pilot-member table:name="-35800" table:display="true" table:show-details="true"/>
                <table:data-pilot-member table:name="-34381" table:display="true" table:show-details="true"/>
                <table:data-pilot-member table:name="-33472" table:display="true" table:show-details="true"/>
                <table:data-pilot-member table:name="-32370" table:display="true" table:show-details="true"/>
                <table:data-pilot-member table:name="-31420" table:display="true" table:show-details="true"/>
                <table:data-pilot-member table:name="-29950" table:display="true" table:show-details="true"/>
                <table:data-pilot-member table:name="-28863" table:display="true" table:show-details="true"/>
                <table:data-pilot-member table:name="-28861" table:display="true" table:show-details="true"/>
                <table:data-pilot-member table:name="-28326" table:display="true" table:show-details="true"/>
                <table:data-pilot-member table:name="-27000" table:display="true" table:show-details="true"/>
                <table:data-pilot-member table:name="-26700" table:display="true" table:show-details="true"/>
                <table:data-pilot-member table:name="-25420" table:display="true" table:show-details="true"/>
                <table:data-pilot-member table:name="-25291" table:display="true" table:show-details="true"/>
                <table:data-pilot-member table:name="-24610" table:display="true" table:show-details="true"/>
                <table:data-pilot-member table:name="-24376" table:display="true" table:show-details="true"/>
                <table:data-pilot-member table:name="-24124" table:display="true" table:show-details="true"/>
                <table:data-pilot-member table:name="-23560" table:display="true" table:show-details="true"/>
                <table:data-pilot-member table:name="-23052" table:display="true" table:show-details="true"/>
                <table:data-pilot-member table:name="-23024" table:display="true" table:show-details="true"/>
                <table:data-pilot-member table:name="-23021" table:display="true" table:show-details="true"/>
                <table:data-pilot-member table:name="-22200" table:display="true" table:show-details="true"/>
                <table:data-pilot-member table:name="-21970" table:display="true" table:show-details="true"/>
                <table:data-pilot-member table:name="-21794" table:display="true" table:show-details="true"/>
                <table:data-pilot-member table:name="-21627" table:display="true" table:show-details="true"/>
                <table:data-pilot-member table:name="-21082" table:display="true" table:show-details="true"/>
                <table:data-pilot-member table:name="-20905" table:display="true" table:show-details="true"/>
                <table:data-pilot-member table:name="-20270" table:display="true" table:show-details="true"/>
                <table:data-pilot-member table:name="-20225" table:display="true" table:show-details="true"/>
                <table:data-pilot-member table:name="-20142" table:display="true" table:show-details="true"/>
                <table:data-pilot-member table:name="-19500" table:display="true" table:show-details="true"/>
                <table:data-pilot-member table:name="-18752" table:display="true" table:show-details="true"/>
                <table:data-pilot-member table:name="-18348" table:display="true" table:show-details="true"/>
                <table:data-pilot-member table:name="-18015" table:display="true" table:show-details="true"/>
                <table:data-pilot-member table:name="-17800" table:display="true" table:show-details="true"/>
                <table:data-pilot-member table:name="-17248" table:display="true" table:show-details="true"/>
                <table:data-pilot-member table:name="-16963" table:display="true" table:show-details="true"/>
                <table:data-pilot-member table:name="-16000" table:display="true" table:show-details="true"/>
                <table:data-pilot-member table:name="-15450" table:display="true" table:show-details="true"/>
                <table:data-pilot-member table:name="-15425" table:display="true" table:show-details="true"/>
                <table:data-pilot-member table:name="-15345" table:display="true" table:show-details="true"/>
                <table:data-pilot-member table:name="-15000" table:display="true" table:show-details="true"/>
                <table:data-pilot-member table:name="-14979" table:display="true" table:show-details="true"/>
                <table:data-pilot-member table:name="-14590" table:display="true" table:show-details="true"/>
                <table:data-pilot-member table:name="-14280" table:display="true" table:show-details="true"/>
                <table:data-pilot-member table:name="-14270" table:display="true" table:show-details="true"/>
                <table:data-pilot-member table:name="-13700" table:display="true" table:show-details="true"/>
                <table:data-pilot-member table:name="-13522" table:display="true" table:show-details="true"/>
                <table:data-pilot-member table:name="-13151" table:display="true" table:show-details="true"/>
                <table:data-pilot-member table:name="-13100" table:display="true" table:show-details="true"/>
                <table:data-pilot-member table:name="-12996" table:display="true" table:show-details="true"/>
                <table:data-pilot-member table:name="-12795" table:display="true" table:show-details="true"/>
                <table:data-pilot-member table:name="-12600" table:display="true" table:show-details="true"/>
                <table:data-pilot-member table:name="-12462" table:display="true" table:show-details="true"/>
                <table:data-pilot-member table:name="-12036" table:display="true" table:show-details="true"/>
                <table:data-pilot-member table:name="-12000" table:display="true" table:show-details="true"/>
                <table:data-pilot-member table:name="-11981" table:display="true" table:show-details="true"/>
                <table:data-pilot-member table:name="-11976" table:display="true" table:show-details="true"/>
                <table:data-pilot-member table:name="-11284" table:display="true" table:show-details="true"/>
                <table:data-pilot-member table:name="-11211" table:display="true" table:show-details="true"/>
                <table:data-pilot-member table:name="-10987" table:display="true" table:show-details="true"/>
                <table:data-pilot-member table:name="-10770" table:display="true" table:show-details="true"/>
                <table:data-pilot-member table:name="-10607" table:display="true" table:show-details="true"/>
                <table:data-pilot-member table:name="-10492" table:display="true" table:show-details="true"/>
                <table:data-pilot-member table:name="-10300" table:display="true" table:show-details="true"/>
                <table:data-pilot-member table:name="-10197" table:display="true" table:show-details="true"/>
                <table:data-pilot-member table:name="-10103" table:display="true" table:show-details="true"/>
                <table:data-pilot-member table:name="-10000" table:display="true" table:show-details="true"/>
                <table:data-pilot-member table:name="-9780" table:display="true" table:show-details="true"/>
                <table:data-pilot-member table:name="-9650" table:display="true" table:show-details="true"/>
                <table:data-pilot-member table:name="-9633" table:display="true" table:show-details="true"/>
                <table:data-pilot-member table:name="-9450" table:display="true" table:show-details="true"/>
                <table:data-pilot-member table:name="-9350" table:display="true" table:show-details="true"/>
                <table:data-pilot-member table:name="-9345" table:display="true" table:show-details="true"/>
                <table:data-pilot-member table:name="-9300" table:display="true" table:show-details="true"/>
                <table:data-pilot-member table:name="-9140" table:display="true" table:show-details="true"/>
                <table:data-pilot-member table:name="-9100" table:display="true" table:show-details="true"/>
                <table:data-pilot-member table:name="-9000" table:display="true" table:show-details="true"/>
                <table:data-pilot-member table:name="-8900" table:display="true" table:show-details="true"/>
                <table:data-pilot-member table:name="-8830" table:display="true" table:show-details="true"/>
                <table:data-pilot-member table:name="-8574" table:display="true" table:show-details="true"/>
                <table:data-pilot-member table:name="-8440" table:display="true" table:show-details="true"/>
                <table:data-pilot-member table:name="-8360" table:display="true" table:show-details="true"/>
                <table:data-pilot-member table:name="-8200" table:display="true" table:show-details="true"/>
                <table:data-pilot-member table:name="-8120" table:display="true" table:show-details="true"/>
                <table:data-pilot-member table:name="-8100" table:display="true" table:show-details="true"/>
                <table:data-pilot-member table:name="-8000" table:display="true" table:show-details="true"/>
                <table:data-pilot-member table:name="-7985" table:display="true" table:show-details="true"/>
                <table:data-pilot-member table:name="-7803" table:display="true" table:show-details="true"/>
                <table:data-pilot-member table:name="-7590" table:display="true" table:show-details="true"/>
                <table:data-pilot-member table:name="-7494" table:display="true" table:show-details="true"/>
                <table:data-pilot-member table:name="-7370" table:display="true" table:show-details="true"/>
                <table:data-pilot-member table:name="-7076" table:display="true" table:show-details="true"/>
                <table:data-pilot-member table:name="-7040" table:display="true" table:show-details="true"/>
                <table:data-pilot-member table:name="-6800" table:display="true" table:show-details="true"/>
                <table:data-pilot-member table:name="-6700" table:display="true" table:show-details="true"/>
                <table:data-pilot-member table:name="-6694" table:display="true" table:show-details="true"/>
                <table:data-pilot-member table:name="-6610" table:display="true" table:show-details="true"/>
                <table:data-pilot-member table:name="-6600" table:display="true" table:show-details="true"/>
                <table:data-pilot-member table:name="-6153" table:display="true" table:show-details="true"/>
                <table:data-pilot-member table:name="-6049" table:display="true" table:show-details="true"/>
                <table:data-pilot-member table:name="-6000" table:display="true" table:show-details="true"/>
                <table:data-pilot-member table:name="-5940" table:display="true" table:show-details="true"/>
                <table:data-pilot-member table:name="-5905" table:display="true" table:show-details="true"/>
                <table:data-pilot-member table:name="-5300" table:display="true" table:show-details="true"/>
                <table:data-pilot-member table:name="-5250" table:display="true" table:show-details="true"/>
                <table:data-pilot-member table:name="-5000" table:display="true" table:show-details="true"/>
                <table:data-pilot-member table:name="-4986" table:display="true" table:show-details="true"/>
                <table:data-pilot-member table:name="-4901" table:display="true" table:show-details="true"/>
                <table:data-pilot-member table:name="-4870" table:display="true" table:show-details="true"/>
                <table:data-pilot-member table:name="-4740" table:display="true" table:show-details="true"/>
                <table:data-pilot-member table:name="-4550" table:display="true" table:show-details="true"/>
                <table:data-pilot-member table:name="-4470" table:display="true" table:show-details="true"/>
                <table:data-pilot-member table:name="-4450" table:display="true" table:show-details="true"/>
                <table:data-pilot-member table:name="-4200" table:display="true" table:show-details="true"/>
                <table:data-pilot-member table:name="-4070" table:display="true" table:show-details="true"/>
                <table:data-pilot-member table:name="-4000" table:display="true" table:show-details="true"/>
                <table:data-pilot-member table:name="-3940" table:display="true" table:show-details="true"/>
                <table:data-pilot-member table:name="-3800" table:display="true" table:show-details="true"/>
                <table:data-pilot-member table:name="-3770" table:display="true" table:show-details="true"/>
                <table:data-pilot-member table:name="-3648" table:display="true" table:show-details="true"/>
                <table:data-pilot-member table:name="-3585" table:display="true" table:show-details="true"/>
                <table:data-pilot-member table:name="-3300" table:display="true" table:show-details="true"/>
                <table:data-pilot-member table:name="-3250" table:display="true" table:show-details="true"/>
                <table:data-pilot-member table:name="-3000" table:display="true" table:show-details="true"/>
                <table:data-pilot-member table:name="-2970" table:display="true" table:show-details="true"/>
                <table:data-pilot-member table:name="-2950" table:display="true" table:show-details="true"/>
                <table:data-pilot-member table:name="-2825" table:display="true" table:show-details="true"/>
                <table:data-pilot-member table:name="-2800" table:display="true" table:show-details="true"/>
                <table:data-pilot-member table:name="-2790" table:display="true" table:show-details="true"/>
                <table:data-pilot-member table:name="-2599" table:display="true" table:show-details="true"/>
                <table:data-pilot-member table:name="-2065" table:display="true" table:show-details="true"/>
                <table:data-pilot-member table:name="-2064" table:display="true" table:show-details="true"/>
                <table:data-pilot-member table:name="-1900" table:display="true" table:show-details="true"/>
                <table:data-pilot-member table:name="-1850" table:display="true" table:show-details="true"/>
                <table:data-pilot-member table:name="-1550" table:display="true" table:show-details="true"/>
                <table:data-pilot-member table:name="-1400" table:display="true" table:show-details="true"/>
                <table:data-pilot-member table:name="-1325" table:display="true" table:show-details="true"/>
                <table:data-pilot-member table:name="-1300" table:display="true" table:show-details="true"/>
                <table:data-pilot-member table:name="-900" table:display="true" table:show-details="true"/>
                <table:data-pilot-member table:name="-350" table:display="true" table:show-details="true"/>
                <table:data-pilot-member table:name="2472" table:display="true" table:show-details="true"/>
                <table:data-pilot-member table:name="8465" table:display="true" table:show-details="true"/>
                <table:data-pilot-member table:name="10000" table:display="true" table:show-details="true"/>
                <table:data-pilot-member table:name="150000" table:display="true" table:show-details="true"/>
                <table:data-pilot-member table:name="200000" table:display="true" table:show-details="true"/>
                <table:data-pilot-member table:name="490000" table:display="true" table:show-details="true"/>
                <table:data-pilot-member table:name="5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 style:data-style-name="N2" text:time-value="20:22:12.3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0T02:35:47.273000000</meta:creation-date>
    <dc:date>2021-04-20T20:50:27.326000000</dc:date>
    <meta:editing-duration>PT1H18M8S</meta:editing-duration>
    <meta:editing-cycles>8</meta:editing-cycles>
    <meta:generator>LibreOffice/6.3.4.2$Windows_X86_64 LibreOffice_project/60da17e045e08f1793c57c00ba83cdfce946d0aa</meta:generator>
    <meta:document-statistic meta:table-count="2" meta:cell-count="109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1.321cm" svg:y="1.08cm" svg:width="11.549cm" svg:height="5.869cm">
          <chartooo:coordinate-region svg:x="3.033cm" svg:y="1.282cm" svg:width="9.74cm" svg:height="5.465cm"/>
          <chart:axis chart:dimension="x" chart:name="primary-x" chart:style-name="ch4" chartooo:axis-type="auto">
            <chartooo:date-scale/>
            <chart:title svg:x="6.53cm" svg:y="7.129cm" chart:style-name="ch5">
              <text:p>months</text:p>
            </chart:title>
            <chart:categories table:cell-range-address="PT@categories"/>
          </chart:axis>
          <chart:axis chart:dimension="y" chart:name="primary-y" chart:style-name="ch4">
            <chart:title svg:x="0.451cm" svg:y="4.579cm" chart:style-name="ch6">
              <text:p>amount</text:p>
            </chart:title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3"/>
          </chart:series>
          <chart:series chart:style-name="ch9" chart:values-cell-range-address="PT@data 1" chart:label-cell-address="PT@label 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  <draw:g>
                  <svg:desc>PT@label 0</svg:desc>
                </draw:g>
              </table:table-cell>
              <table:table-cell office:value-type="string">
                <text:p>K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-1934828">
                <text:p>-1934828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8465">
                <text:p>4778465</text:p>
              </table:table-cell>
              <table:table-cell office:value-type="float" office:value="-386554">
                <text:p>-386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72">
                <text:p>12472</text:p>
              </table:table-cell>
              <table:table-cell office:value-type="float" office:value="-4175765">
                <text:p>-4175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